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1.B8" style:family="table-cell" style:data-style-name="N0">
      <style:table-cell-properties style:vertical-align="bottom" fo:padding="0.097cm" fo:border-left="0.05pt solid #000000" fo:border-right="none" fo:border-top="none" fo:border-bottom="0.05pt solid #000000"/>
    </style:style>
    <style:style style:name="Tabella2" style:family="table">
      <style:table-properties style:width="17.59cm" table:align="margins"/>
    </style:style>
    <style:style style:name="Tabella2.A" style:family="table-column">
      <style:table-column-properties style:column-width="4.397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2.B9" style:family="table-cell" style:data-style-name="N0">
      <style:table-cell-properties style:vertical-align="bottom"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Caladea" fo:font-size="18pt" fo:font-weight="bold" officeooo:rsid="0011cf24" officeooo:paragraph-rsid="0010569c" style:font-size-asian="15.75pt" style:font-weight-asian="bold" style:font-size-complex="18pt" style:font-weight-complex="bold"/>
    </style:style>
    <style:style style:name="P2" style:family="paragraph" style:parent-style-name="Standard">
      <style:paragraph-properties fo:text-align="justify" style:justify-single-word="false"/>
      <style:text-properties style:font-name="Caladea" fo:font-size="18pt" fo:font-weight="bold" officeooo:rsid="001b7cbf" officeooo:paragraph-rsid="0013d7d2"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Caladea" fo:font-size="18pt" fo:font-weight="bold" officeooo:rsid="0023894e" officeooo:paragraph-rsid="0013d7d2"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Caladea" fo:font-size="18pt" fo:font-weight="bold" officeooo:rsid="0023894e" officeooo:paragraph-rsid="003ccf64" style:font-size-asian="15.75pt" style:font-weight-asian="bold" style:font-size-complex="18pt" style:font-weight-complex="bold"/>
    </style:style>
    <style:style style:name="P5" style:family="paragraph" style:parent-style-name="Standard">
      <style:paragraph-properties fo:text-align="start" style:justify-single-word="false"/>
      <style:text-properties style:font-name="Caladea" fo:font-size="18pt" fo:font-weight="bold" officeooo:rsid="0013d7d2" officeooo:paragraph-rsid="0013d7d2"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Caladea" fo:font-size="18pt" fo:font-weight="bold" officeooo:rsid="003ccf64" officeooo:paragraph-rsid="003ccf64" style:font-size-asian="18pt" style:font-weight-asian="bold" style:font-size-complex="18pt" style:font-weight-complex="bold"/>
    </style:style>
    <style:style style:name="P7" style:family="paragraph" style:parent-style-name="Standard">
      <style:paragraph-properties fo:line-height="150%" fo:text-align="justify" style:justify-single-word="false"/>
      <style:text-properties style:font-name="Caladea" fo:font-size="13pt" fo:font-weight="normal" officeooo:rsid="01373ffb" officeooo:paragraph-rsid="0012e14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Caladea" fo:font-size="13pt" fo:font-weight="normal" officeooo:rsid="0020e6d0" officeooo:paragraph-rsid="0013d7d2" style:font-size-asian="11.3500003814697pt" style:font-weight-asian="normal" style:font-size-complex="13pt" style:font-weight-complex="normal"/>
    </style:style>
    <style:style style:name="P9" style:family="paragraph" style:parent-style-name="Standard">
      <style:paragraph-properties fo:line-height="150%" fo:text-align="justify" style:justify-single-word="false"/>
      <style:text-properties style:font-name="Caladea" fo:font-size="13pt" fo:font-weight="normal" officeooo:rsid="0119edc8" officeooo:paragraph-rsid="0012e14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Caladea" fo:font-size="12pt" fo:font-weight="normal" officeooo:rsid="007a272a" officeooo:paragraph-rsid="0015cde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ladea" fo:font-size="12pt" fo:font-weight="normal" officeooo:rsid="0013d7d2" officeooo:paragraph-rsid="0013d7d2"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Caladea" fo:font-size="12pt" fo:font-weight="normal" officeooo:rsid="0013d7d2" officeooo:paragraph-rsid="00175c9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ladea" fo:font-size="12pt" fo:font-weight="normal" officeooo:rsid="0013d7d2" officeooo:paragraph-rsid="003ccf6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ladea" fo:font-size="12pt" fo:font-weight="normal" officeooo:rsid="0013d7d2" officeooo:paragraph-rsid="0046241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Caladea" fo:font-size="12pt" fo:font-weight="normal" officeooo:rsid="0013d7d2" officeooo:paragraph-rsid="0046b322"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adea" fo:font-size="12pt" fo:font-weight="normal" officeooo:rsid="0015cde8" officeooo:paragraph-rsid="0015cde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adea" fo:font-size="12pt" fo:font-weight="normal" officeooo:rsid="0015cde8" officeooo:paragraph-rsid="001d476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adea" fo:font-size="12pt" fo:font-weight="normal" officeooo:rsid="001f0800" officeooo:paragraph-rsid="001f080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Caladea" fo:font-size="12pt" fo:font-weight="normal" officeooo:rsid="001fad5c" officeooo:paragraph-rsid="001fad5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aladea" fo:font-size="12pt" fo:font-weight="normal" officeooo:rsid="0028b64b" officeooo:paragraph-rsid="0028b64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adea" fo:font-size="12pt" fo:font-weight="normal" officeooo:rsid="00296c4b" officeooo:paragraph-rsid="00296c4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Caladea" fo:font-size="12pt" fo:font-weight="normal" officeooo:rsid="002b9f52" officeooo:paragraph-rsid="002b9f5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Caladea" fo:font-size="12pt" fo:font-weight="normal" officeooo:rsid="002ec30e" officeooo:paragraph-rsid="002ec30e"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adea" fo:font-size="12pt" fo:font-weight="normal" officeooo:rsid="003fa3e9" officeooo:paragraph-rsid="003fa3e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adea" fo:font-size="15pt" fo:font-weight="bold" officeooo:rsid="0015cde8" officeooo:paragraph-rsid="0015cde8"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style:font-name="Caladea" fo:font-size="15pt" fo:font-weight="bold" officeooo:rsid="0015cde8" officeooo:paragraph-rsid="00175c91"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style:font-name="Caladea" fo:font-size="15pt" fo:font-weight="bold" officeooo:rsid="001d4766" officeooo:paragraph-rsid="001d4766"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style:font-name="Caladea" fo:font-size="15pt" fo:font-weight="bold" officeooo:rsid="002c2904" officeooo:paragraph-rsid="002c2904"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style:font-name="Caladea" fo:font-size="15pt" fo:font-weight="bold" officeooo:rsid="003ccf64" officeooo:paragraph-rsid="003ccf64"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variant="normal" fo:text-transform="none" fo:color="#222222" style:font-name="Caladea" fo:font-size="12pt" fo:letter-spacing="normal" fo:font-style="normal" fo:font-weight="normal" officeooo:rsid="004f3f25" officeooo:paragraph-rsid="004d75dd"/>
    </style:style>
    <style:style style:name="P31" style:family="paragraph" style:parent-style-name="Standard">
      <style:paragraph-properties fo:line-height="150%" fo:text-align="justify" style:justify-single-word="false" fo:break-before="page"/>
      <style:text-properties style:font-name="Caladea" fo:font-size="18pt" fo:font-weight="bold" officeooo:rsid="001666ad" officeooo:paragraph-rsid="0012e14d" style:font-size-asian="15.75pt" style:font-weight-asian="bold" style:font-size-complex="18pt" style:font-weight-complex="bold"/>
    </style:style>
    <style:style style:name="P32" style:family="paragraph" style:parent-style-name="Standard">
      <style:paragraph-properties fo:text-align="justify" style:justify-single-word="false" fo:break-before="page"/>
      <style:text-properties style:font-name="Caladea" fo:font-size="18pt" fo:font-weight="bold" officeooo:rsid="001b7cbf" officeooo:paragraph-rsid="0013d7d2" style:font-size-asian="15.75pt" style:font-weight-asian="bold" style:font-size-complex="18pt" style:font-weight-complex="bold"/>
    </style:style>
    <style:style style:name="P33" style:family="paragraph" style:parent-style-name="Standard" style:list-style-name="L1">
      <style:paragraph-properties fo:line-height="150%" fo:text-align="justify" style:justify-single-word="false"/>
      <style:text-properties style:font-name="Caladea" fo:font-size="13pt" fo:font-weight="normal" officeooo:rsid="001666ad" officeooo:paragraph-rsid="0012e14d" style:font-size-asian="11.3500003814697pt" style:font-weight-asian="normal" style:font-size-complex="13pt" style:font-weight-complex="normal"/>
    </style:style>
    <style:style style:name="P34" style:family="paragraph" style:parent-style-name="Standard" style:list-style-name="L1">
      <style:paragraph-properties fo:line-height="150%" fo:text-align="justify" style:justify-single-word="false"/>
      <style:text-properties style:font-name="Caladea" fo:font-size="13pt" fo:font-weight="normal" officeooo:rsid="0012f998" officeooo:paragraph-rsid="0012f998" style:font-size-asian="11.3500003814697pt" style:font-weight-asian="normal" style:font-size-complex="13pt" style:font-weight-complex="normal"/>
    </style:style>
    <style:style style:name="P35" style:family="paragraph" style:parent-style-name="Standard" style:list-style-name="L1">
      <style:paragraph-properties fo:line-height="150%" fo:text-align="justify" style:justify-single-word="false"/>
      <style:text-properties style:font-name="Caladea" fo:font-size="13pt" fo:font-weight="normal" officeooo:rsid="0012f998" officeooo:paragraph-rsid="00175c91" style:font-size-asian="11.3500003814697pt" style:font-weight-asian="normal" style:font-size-complex="13pt" style:font-weight-complex="normal"/>
    </style:style>
    <style:style style:name="P36" style:family="paragraph" style:parent-style-name="Standard" style:list-style-name="L1">
      <style:paragraph-properties fo:line-height="150%" fo:text-align="justify" style:justify-single-word="false"/>
      <style:text-properties style:font-name="Caladea" fo:font-size="13pt" fo:font-weight="normal" officeooo:rsid="00175c91" officeooo:paragraph-rsid="00175c91" style:font-size-asian="11.3500003814697pt" style:font-weight-asian="normal" style:font-size-complex="13pt" style:font-weight-complex="normal"/>
    </style:style>
    <style:style style:name="P37" style:family="paragraph" style:parent-style-name="Standard" style:list-style-name="L1">
      <style:paragraph-properties fo:line-height="150%" fo:text-align="justify" style:justify-single-word="false"/>
      <style:text-properties style:font-name="Caladea" fo:font-size="13pt" fo:font-weight="normal" officeooo:rsid="0019cfe4" officeooo:paragraph-rsid="0019cfe4" style:font-size-asian="11.3500003814697pt" style:font-weight-asian="normal" style:font-size-complex="13pt" style:font-weight-complex="normal"/>
    </style:style>
    <style:style style:name="P38" style:family="paragraph" style:parent-style-name="Standard" style:list-style-name="L1">
      <style:paragraph-properties fo:line-height="150%" fo:text-align="justify" style:justify-single-word="false"/>
      <style:text-properties style:font-name="Caladea" fo:font-size="13pt" fo:font-weight="normal" officeooo:rsid="001d4766" officeooo:paragraph-rsid="001d4766" style:font-size-asian="11.3500003814697pt" style:font-weight-asian="normal" style:font-size-complex="13pt" style:font-weight-complex="normal"/>
    </style:style>
    <style:style style:name="P39" style:family="paragraph" style:parent-style-name="Standard" style:list-style-name="L1">
      <style:paragraph-properties fo:line-height="150%" fo:text-align="justify" style:justify-single-word="false"/>
      <style:text-properties style:font-name="Caladea" fo:font-size="13pt" fo:font-weight="normal" officeooo:rsid="001d4766" officeooo:paragraph-rsid="006ebbfb" style:font-size-asian="11.3500003814697pt" style:font-weight-asian="normal" style:font-size-complex="13pt" style:font-weight-complex="normal"/>
    </style:style>
    <style:style style:name="P40" style:family="paragraph" style:parent-style-name="Standard" style:list-style-name="L1">
      <style:paragraph-properties fo:line-height="150%" fo:text-align="justify" style:justify-single-word="false"/>
      <style:text-properties style:font-name="Caladea" fo:font-size="13pt" fo:font-weight="normal" officeooo:rsid="001bbe3f" officeooo:paragraph-rsid="001bbe3f" style:font-size-asian="11.3500003814697pt" style:font-weight-asian="normal" style:font-size-complex="13pt" style:font-weight-complex="normal"/>
    </style:style>
    <style:style style:name="P41" style:family="paragraph" style:parent-style-name="Standard" style:list-style-name="L2">
      <style:paragraph-properties fo:line-height="150%" fo:text-align="justify" style:justify-single-word="false"/>
      <style:text-properties style:font-name="Caladea" fo:font-size="13pt" fo:font-weight="normal" officeooo:rsid="001bbe3f" officeooo:paragraph-rsid="001bbe3f" style:font-size-asian="11.3500003814697pt" style:font-weight-asian="normal" style:font-size-complex="13pt" style:font-weight-complex="normal"/>
    </style:style>
    <style:style style:name="P42" style:family="paragraph" style:parent-style-name="Standard" style:list-style-name="L1">
      <style:paragraph-properties fo:line-height="150%" fo:text-align="justify" style:justify-single-word="false"/>
      <style:text-properties style:font-name="Caladea" fo:font-size="13pt" fo:font-weight="normal" officeooo:rsid="0119edc8" officeooo:paragraph-rsid="0012e14d" style:font-size-asian="11.3500003814697pt" style:font-weight-asian="normal" style:font-size-complex="13pt" style:font-weight-complex="normal"/>
    </style:style>
    <style:style style:name="P43" style:family="paragraph" style:parent-style-name="Standard" style:list-style-name="L1">
      <style:paragraph-properties fo:line-height="150%" fo:text-align="justify" style:justify-single-word="false"/>
      <style:text-properties style:font-name="Caladea" fo:font-size="13pt" fo:font-weight="normal" officeooo:rsid="006ebbfb" officeooo:paragraph-rsid="006ebbfb" style:font-size-asian="11.3500003814697pt" style:font-weight-asian="normal" style:font-size-complex="13pt" style:font-weight-complex="normal"/>
    </style:style>
    <style:style style:name="P44" style:family="paragraph" style:parent-style-name="Standard" style:list-style-name="L1">
      <style:paragraph-properties fo:line-height="150%" fo:text-align="justify" style:justify-single-word="false"/>
      <style:text-properties style:font-name="Caladea" fo:font-size="13pt" fo:font-weight="normal" officeooo:rsid="006fcd01" officeooo:paragraph-rsid="006fcd01"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style:font-name="Caladea" fo:font-size="13pt" fo:font-weight="bold" officeooo:rsid="0046b322" officeooo:paragraph-rsid="0046b322" style:font-size-asian="13pt" style:font-weight-asian="bold" style:font-size-complex="13pt" style:font-weight-complex="bold"/>
    </style:style>
    <style:style style:name="P46" style:family="paragraph" style:parent-style-name="Standard">
      <style:paragraph-properties fo:text-align="start" style:justify-single-word="false"/>
      <style:text-properties style:font-name="Caladea" fo:font-size="12pt" fo:font-weight="normal" officeooo:rsid="003fa3e9" officeooo:paragraph-rsid="006034a5"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aladea" fo:font-size="12pt" fo:font-weight="normal" officeooo:rsid="003fa3e9" officeooo:paragraph-rsid="009fdf91"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Caladea" fo:font-size="12pt" fo:font-weight="normal" officeooo:rsid="003fa3e9" officeooo:paragraph-rsid="00a31588"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Caladea" fo:font-size="12pt" fo:font-weight="normal" officeooo:rsid="0013d7d2" officeooo:paragraph-rsid="003ccf64"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Caladea" fo:font-size="12pt" fo:font-weight="normal" officeooo:rsid="0013d7d2" officeooo:paragraph-rsid="009fdf91"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Caladea" fo:font-size="12pt" fo:font-weight="normal" officeooo:rsid="0013d7d2" officeooo:paragraph-rsid="00a31588"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Caladea" fo:font-size="12pt" fo:font-weight="normal" officeooo:rsid="006a1b23" officeooo:paragraph-rsid="006a1b23"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Caladea" fo:font-size="12pt" fo:font-weight="normal" officeooo:rsid="006a1b23" officeooo:paragraph-rsid="00a31588"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Caladea" fo:font-size="12pt" fo:font-weight="normal" officeooo:rsid="0084a5a2" officeooo:paragraph-rsid="0084a5a2"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Caladea" fo:font-size="12pt" fo:font-weight="normal" officeooo:rsid="0015cde8" officeooo:paragraph-rsid="0015cde8"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Caladea" fo:font-size="15pt" fo:font-weight="bold" officeooo:rsid="003ccf64" officeooo:paragraph-rsid="009fdf91" style:font-size-asian="13.1000003814697pt" style:font-weight-asian="bold" style:font-size-complex="15pt" style:font-weight-complex="bold"/>
    </style:style>
    <style:style style:name="P57" style:family="paragraph" style:parent-style-name="Standard">
      <style:paragraph-properties fo:text-align="start" style:justify-single-word="false"/>
      <style:text-properties style:font-name="Caladea" fo:font-size="15pt" fo:font-weight="bold" officeooo:rsid="006034a5" officeooo:paragraph-rsid="006034a5" style:font-size-asian="13.1000003814697pt" style:font-weight-asian="bold" style:font-size-complex="15pt" style:font-weight-complex="bold"/>
    </style:style>
    <style:style style:name="P58" style:family="paragraph" style:parent-style-name="Standard">
      <style:paragraph-properties fo:text-align="start" style:justify-single-word="false"/>
      <style:text-properties style:font-name="Caladea" fo:font-size="15pt" fo:font-weight="bold" officeooo:rsid="006034a5" officeooo:paragraph-rsid="00a31588" style:font-size-asian="13.1000003814697pt" style:font-weight-asian="bold" style:font-size-complex="15pt" style:font-weight-complex="bold"/>
    </style:style>
    <style:style style:name="P59" style:family="paragraph" style:parent-style-name="Standard">
      <style:paragraph-properties fo:text-align="start" style:justify-single-word="false"/>
      <style:text-properties style:font-name="Caladea" fo:font-size="15pt" fo:font-weight="bold" officeooo:rsid="00a1ca73" officeooo:paragraph-rsid="00a1ca73" style:font-size-asian="13.1000003814697pt" style:font-weight-asian="bold" style:font-size-complex="15pt" style:font-weight-complex="bold"/>
    </style:style>
    <style:style style:name="P60" style:family="paragraph" style:parent-style-name="Standard">
      <style:paragraph-properties fo:text-align="start" style:justify-single-word="false"/>
      <style:text-properties style:font-name="Caladea" fo:font-size="10.5pt" fo:font-weight="bold" officeooo:rsid="0013d7d2" officeooo:paragraph-rsid="008b52e5" style:font-size-asian="10.5pt" style:font-weight-asian="bold" style:font-size-complex="10.5pt" style:font-weight-complex="bold"/>
    </style:style>
    <style:style style:name="P61" style:family="paragraph" style:parent-style-name="Standard">
      <style:paragraph-properties fo:text-align="start" style:justify-single-word="false"/>
      <style:text-properties style:font-name="Caladea" fo:font-size="10.5pt" fo:font-weight="bold" officeooo:rsid="0013d7d2" officeooo:paragraph-rsid="008fb662" style:font-size-asian="10.5pt" style:font-weight-asian="bold" style:font-size-complex="10.5pt" style:font-weight-complex="bold"/>
    </style:style>
    <style:style style:name="P62" style:family="paragraph" style:parent-style-name="Standard">
      <style:paragraph-properties fo:text-align="start" style:justify-single-word="false"/>
      <style:text-properties style:font-name="Caladea" fo:font-size="11pt" fo:font-weight="bold" officeooo:rsid="0013d7d2" officeooo:paragraph-rsid="0046241c" style:font-size-asian="11pt" style:font-weight-asian="bold" style:font-size-complex="11pt" style:font-weight-complex="bold"/>
    </style:style>
    <style:style style:name="P63" style:family="paragraph" style:parent-style-name="Standard">
      <style:paragraph-properties fo:text-align="start" style:justify-single-word="false"/>
      <style:text-properties style:font-name="Caladea" fo:font-size="11pt" fo:font-weight="bold" officeooo:rsid="007504b2" officeooo:paragraph-rsid="007504b2" style:font-size-asian="11pt" style:font-weight-asian="bold" style:font-size-complex="11pt" style:font-weight-complex="bold"/>
    </style:style>
    <style:style style:name="P64" style:family="paragraph" style:parent-style-name="Standard">
      <style:paragraph-properties fo:text-align="start" style:justify-single-word="false"/>
      <style:text-properties style:font-name="Caladea" fo:font-size="11pt" fo:font-weight="bold" officeooo:rsid="007504b2" officeooo:paragraph-rsid="007668c9" style:font-size-asian="11pt" style:font-weight-asian="bold" style:font-size-complex="11pt" style:font-weight-complex="bold"/>
    </style:style>
    <style:style style:name="P65" style:family="paragraph" style:parent-style-name="Standard">
      <style:paragraph-properties fo:text-align="start" style:justify-single-word="false"/>
      <style:text-properties style:font-name="Caladea" fo:font-size="11pt" fo:font-weight="bold" officeooo:rsid="007504b2" officeooo:paragraph-rsid="008b52e5" style:font-size-asian="11pt" style:font-weight-asian="bold" style:font-size-complex="11pt" style:font-weight-complex="bold"/>
    </style:style>
    <style:style style:name="P66" style:family="paragraph" style:parent-style-name="Standard">
      <style:paragraph-properties fo:text-align="start" style:justify-single-word="false"/>
      <style:text-properties style:font-name="Caladea" fo:font-size="11pt" fo:font-weight="bold" officeooo:rsid="007504b2" officeooo:paragraph-rsid="008fb662" style:font-size-asian="11pt" style:font-weight-asian="bold" style:font-size-complex="11pt" style:font-weight-complex="bold"/>
    </style:style>
    <style:style style:name="P67" style:family="paragraph" style:parent-style-name="Standard">
      <style:paragraph-properties fo:text-align="start" style:justify-single-word="false"/>
      <style:text-properties style:font-name="Caladea" fo:font-size="11pt" fo:font-weight="bold" officeooo:rsid="00788e77" officeooo:paragraph-rsid="00788e77" style:font-size-asian="11pt" style:font-weight-asian="bold" style:font-size-complex="11pt" style:font-weight-complex="bold"/>
    </style:style>
    <style:style style:name="P68" style:family="paragraph" style:parent-style-name="Standard">
      <style:paragraph-properties fo:text-align="start" style:justify-single-word="false"/>
      <style:text-properties style:font-name="Caladea" fo:font-size="11pt" fo:font-weight="bold" officeooo:rsid="00788e77" officeooo:paragraph-rsid="007ae7b2" style:font-size-asian="11pt" style:font-weight-asian="bold" style:font-size-complex="11pt" style:font-weight-complex="bold"/>
    </style:style>
    <style:style style:name="P69" style:family="paragraph" style:parent-style-name="Standard">
      <style:paragraph-properties fo:text-align="start" style:justify-single-word="false"/>
      <style:text-properties style:font-name="Caladea" fo:font-size="11pt" fo:font-weight="bold" officeooo:rsid="00788e77" officeooo:paragraph-rsid="007ca665" style:font-size-asian="11pt" style:font-weight-asian="bold" style:font-size-complex="11pt" style:font-weight-complex="bold"/>
    </style:style>
    <style:style style:name="P70" style:family="paragraph" style:parent-style-name="Standard">
      <style:paragraph-properties fo:text-align="start" style:justify-single-word="false"/>
      <style:text-properties style:font-name="Caladea" fo:font-size="11pt" fo:font-weight="bold" officeooo:rsid="00788e77" officeooo:paragraph-rsid="008b52e5" style:font-size-asian="11pt" style:font-weight-asian="bold" style:font-size-complex="11pt" style:font-weight-complex="bold"/>
    </style:style>
    <style:style style:name="P71" style:family="paragraph" style:parent-style-name="Standard">
      <style:paragraph-properties fo:text-align="start" style:justify-single-word="false"/>
      <style:text-properties style:font-name="Caladea" fo:font-size="11pt" fo:font-weight="bold" officeooo:rsid="00788e77" officeooo:paragraph-rsid="008fb662" style:font-size-asian="11pt" style:font-weight-asian="bold" style:font-size-complex="11pt" style:font-weight-complex="bold"/>
    </style:style>
    <style:style style:name="P72" style:family="paragraph" style:parent-style-name="Standard">
      <style:paragraph-properties fo:text-align="start" style:justify-single-word="false"/>
      <style:text-properties style:font-name="Caladea" fo:font-size="11pt" fo:font-weight="bold" officeooo:rsid="00788e77" officeooo:paragraph-rsid="008fe2b2" style:font-size-asian="11pt" style:font-weight-asian="bold" style:font-size-complex="11pt" style:font-weight-complex="bold"/>
    </style:style>
    <style:style style:name="P73" style:family="paragraph" style:parent-style-name="Standard">
      <style:paragraph-properties fo:text-align="start" style:justify-single-word="false"/>
      <style:text-properties style:font-name="Caladea" fo:font-size="11pt" fo:font-weight="bold" officeooo:rsid="007e25a8" officeooo:paragraph-rsid="007e25a8" style:font-size-asian="11pt" style:font-weight-asian="bold" style:font-size-complex="11pt" style:font-weight-complex="bold"/>
    </style:style>
    <style:style style:name="P74" style:family="paragraph" style:parent-style-name="Standard">
      <style:paragraph-properties fo:text-align="start" style:justify-single-word="false"/>
      <style:text-properties style:font-name="Caladea" fo:font-size="11pt" fo:font-weight="bold" officeooo:rsid="007e25a8" officeooo:paragraph-rsid="008b52e5" style:font-size-asian="11pt" style:font-weight-asian="bold" style:font-size-complex="11pt" style:font-weight-complex="bold"/>
    </style:style>
    <style:style style:name="P75" style:family="paragraph" style:parent-style-name="Standard">
      <style:paragraph-properties fo:text-align="start" style:justify-single-word="false"/>
      <style:text-properties style:font-name="Caladea" fo:font-size="11pt" fo:font-weight="bold" officeooo:rsid="007e25a8" officeooo:paragraph-rsid="008fb662" style:font-size-asian="11pt" style:font-weight-asian="bold" style:font-size-complex="11pt" style:font-weight-complex="bold"/>
    </style:style>
    <style:style style:name="P76" style:family="paragraph" style:parent-style-name="Standard">
      <style:paragraph-properties fo:text-align="start" style:justify-single-word="false"/>
      <style:text-properties style:font-name="Caladea" fo:font-size="11pt" fo:font-weight="bold" officeooo:rsid="0084a5a2" officeooo:paragraph-rsid="0084a5a2" style:font-size-asian="11pt" style:font-weight-asian="bold" style:font-size-complex="11pt" style:font-weight-complex="bold"/>
    </style:style>
    <style:style style:name="P77" style:family="paragraph" style:parent-style-name="Standard">
      <style:paragraph-properties fo:text-align="start" style:justify-single-word="false"/>
      <style:text-properties style:font-name="Caladea" fo:font-size="11pt" fo:font-weight="bold" officeooo:rsid="0084a5a2" officeooo:paragraph-rsid="008b52e5" style:font-size-asian="11pt" style:font-weight-asian="bold" style:font-size-complex="11pt" style:font-weight-complex="bold"/>
    </style:style>
    <style:style style:name="P78" style:family="paragraph" style:parent-style-name="Standard">
      <style:paragraph-properties fo:text-align="start" style:justify-single-word="false"/>
      <style:text-properties style:font-name="Caladea" fo:font-size="11pt" fo:font-weight="bold" officeooo:rsid="0084a5a2" officeooo:paragraph-rsid="008fb662" style:font-size-asian="11pt" style:font-weight-asian="bold" style:font-size-complex="11pt" style:font-weight-complex="bold"/>
    </style:style>
    <style:style style:name="P79" style:family="paragraph" style:parent-style-name="Standard">
      <style:paragraph-properties fo:text-align="start" style:justify-single-word="false"/>
      <style:text-properties style:font-name="Caladea" fo:font-size="11pt" fo:font-weight="bold" officeooo:rsid="0047df63" officeooo:paragraph-rsid="0047df63" style:font-size-asian="11pt" style:font-weight-asian="bold" style:font-size-complex="11pt" style:font-weight-complex="bold"/>
    </style:style>
    <style:style style:name="P80" style:family="paragraph" style:parent-style-name="Standard">
      <style:paragraph-properties fo:text-align="start" style:justify-single-word="false"/>
      <style:text-properties style:font-name="Caladea" fo:font-size="11pt" fo:font-weight="bold" officeooo:rsid="0047df63" officeooo:paragraph-rsid="00511476" style:font-size-asian="11pt" style:font-weight-asian="bold" style:font-size-complex="11pt" style:font-weight-complex="bold"/>
    </style:style>
    <style:style style:name="P81" style:family="paragraph" style:parent-style-name="Standard">
      <style:paragraph-properties fo:text-align="start" style:justify-single-word="false"/>
      <style:text-properties style:font-name="Caladea" fo:font-size="11pt" fo:font-weight="bold" officeooo:rsid="0047df63" officeooo:paragraph-rsid="004d75dd" style:font-size-asian="11pt" style:font-weight-asian="bold" style:font-size-complex="11pt" style:font-weight-complex="bold"/>
    </style:style>
    <style:style style:name="P82" style:family="paragraph" style:parent-style-name="Standard">
      <style:paragraph-properties fo:text-align="start" style:justify-single-word="false"/>
      <style:text-properties style:font-name="Caladea" fo:font-size="11pt" fo:font-weight="bold" officeooo:rsid="004a81fd" officeooo:paragraph-rsid="00511476" style:font-size-asian="11pt" style:font-weight-asian="bold" style:font-size-complex="11pt" style:font-weight-complex="bold"/>
    </style:style>
    <style:style style:name="P83" style:family="paragraph" style:parent-style-name="Standard">
      <style:paragraph-properties fo:text-align="start" style:justify-single-word="false"/>
      <style:text-properties style:font-name="Caladea" fo:font-size="11pt" style:text-underline-style="none" fo:font-weight="bold" officeooo:rsid="0047df63" officeooo:paragraph-rsid="00713f66" style:font-size-asian="11pt" style:font-weight-asian="bold" style:font-size-complex="11pt" style:font-weight-complex="bold"/>
    </style:style>
    <style:style style:name="P84" style:family="paragraph" style:parent-style-name="Standard">
      <style:paragraph-properties fo:text-align="start" style:justify-single-word="false"/>
      <style:text-properties style:font-name="Caladea" fo:font-size="11pt" style:text-underline-style="none" fo:font-weight="bold" officeooo:rsid="0047df63" officeooo:paragraph-rsid="008b52e5" style:font-size-asian="11pt" style:font-weight-asian="bold" style:font-size-complex="11pt" style:font-weight-complex="bold"/>
    </style:style>
    <style:style style:name="P85" style:family="paragraph" style:parent-style-name="Standard">
      <style:paragraph-properties fo:text-align="start" style:justify-single-word="false"/>
      <style:text-properties style:font-name="Caladea" fo:font-size="11pt" style:text-underline-style="none" fo:font-weight="bold" officeooo:rsid="0047df63" officeooo:paragraph-rsid="008fb662" style:font-size-asian="11pt" style:font-weight-asian="bold" style:font-size-complex="11pt" style:font-weight-complex="bold"/>
    </style:style>
    <style:style style:name="P86" style:family="paragraph" style:parent-style-name="Standard">
      <style:paragraph-properties fo:text-align="start" style:justify-single-word="false"/>
      <style:text-properties style:font-name="Caladea" fo:font-size="11pt" style:text-underline-style="none" fo:font-weight="bold" officeooo:rsid="0047df63" officeooo:paragraph-rsid="00511476" style:font-size-asian="11pt" style:font-weight-asian="bold" style:font-size-complex="11pt" style:font-weight-complex="bold"/>
    </style:style>
    <style:style style:name="P87" style:family="paragraph" style:parent-style-name="Standard">
      <style:paragraph-properties fo:text-align="start" style:justify-single-word="false"/>
      <style:text-properties style:font-name="Caladea" fo:font-size="11pt" style:text-underline-style="none" fo:font-weight="bold" officeooo:rsid="004a81fd" officeooo:paragraph-rsid="004a81fd" style:font-size-asian="11pt" style:font-weight-asian="bold" style:font-size-complex="11pt" style:font-weight-complex="bold"/>
    </style:style>
    <style:style style:name="P88" style:family="paragraph" style:parent-style-name="Standard">
      <style:paragraph-properties fo:text-align="start" style:justify-single-word="false"/>
      <style:text-properties style:font-name="Caladea" fo:font-size="11pt" style:text-underline-style="none" fo:font-weight="bold" officeooo:rsid="004a81fd" officeooo:paragraph-rsid="004d75dd" style:font-size-asian="11pt" style:font-weight-asian="bold" style:font-size-complex="11pt" style:font-weight-complex="bold"/>
    </style:style>
    <style:style style:name="P89" style:family="paragraph" style:parent-style-name="Standard">
      <style:paragraph-properties fo:text-align="start" style:justify-single-word="false"/>
      <style:text-properties style:font-name="Caladea" fo:font-size="11pt" style:text-underline-style="none" fo:font-weight="bold" officeooo:rsid="004a81fd" officeooo:paragraph-rsid="00519794" style:font-size-asian="11pt" style:font-weight-asian="bold" style:font-size-complex="11pt" style:font-weight-complex="bold"/>
    </style:style>
    <style:style style:name="P90" style:family="paragraph" style:parent-style-name="Standard">
      <style:paragraph-properties fo:text-align="start" style:justify-single-word="false"/>
      <style:text-properties style:font-name="Caladea" fo:font-size="11pt" style:text-underline-style="none" fo:font-weight="bold" officeooo:rsid="004a81fd" officeooo:paragraph-rsid="00511476" style:font-size-asian="11pt" style:font-weight-asian="bold" style:font-size-complex="11pt" style:font-weight-complex="bold"/>
    </style:style>
    <style:style style:name="P91" style:family="paragraph" style:parent-style-name="Standard" style:list-style-name="L20">
      <style:paragraph-properties fo:text-align="start" style:justify-single-word="false"/>
      <style:text-properties style:font-name="Caladea" fo:font-size="11pt" style:text-underline-style="none" fo:font-weight="normal" officeooo:rsid="008bb231" officeooo:paragraph-rsid="008bb231" style:font-size-asian="11pt" style:font-weight-asian="normal" style:font-size-complex="11pt" style:font-weight-complex="normal"/>
    </style:style>
    <style:style style:name="P92" style:family="paragraph" style:parent-style-name="Standard">
      <style:paragraph-properties fo:text-align="start" style:justify-single-word="false"/>
      <style:text-properties style:font-name="Caladea" fo:font-size="11pt" fo:font-weight="normal" officeooo:rsid="00713f66" officeooo:paragraph-rsid="00713f66" style:font-size-asian="11pt" style:font-weight-asian="normal" style:font-size-complex="11pt" style:font-weight-complex="normal"/>
    </style:style>
    <style:style style:name="P93" style:family="paragraph" style:parent-style-name="Standard" style:list-style-name="L11">
      <style:paragraph-properties fo:text-align="start" style:justify-single-word="false"/>
      <style:text-properties style:font-name="Caladea" fo:font-size="11pt" fo:font-weight="normal" officeooo:rsid="00713f66" officeooo:paragraph-rsid="00713f66" style:font-size-asian="11pt" style:font-weight-asian="normal" style:font-size-complex="11pt" style:font-weight-complex="normal"/>
    </style:style>
    <style:style style:name="P94" style:family="paragraph" style:parent-style-name="Standard" style:list-style-name="L11">
      <style:paragraph-properties fo:text-align="start" style:justify-single-word="false"/>
      <style:text-properties style:font-name="Caladea" fo:font-size="11pt" fo:font-weight="normal" officeooo:rsid="00713f66" officeooo:paragraph-rsid="008b52e5" style:font-size-asian="11pt" style:font-weight-asian="normal" style:font-size-complex="11pt" style:font-weight-complex="normal"/>
    </style:style>
    <style:style style:name="P95" style:family="paragraph" style:parent-style-name="Standard" style:list-style-name="L11">
      <style:paragraph-properties fo:text-align="start" style:justify-single-word="false"/>
      <style:text-properties style:font-name="Caladea" fo:font-size="11pt" fo:font-weight="normal" officeooo:rsid="00713f66" officeooo:paragraph-rsid="008fb662" style:font-size-asian="11pt" style:font-weight-asian="normal" style:font-size-complex="11pt" style:font-weight-complex="normal"/>
    </style:style>
    <style:style style:name="P96" style:family="paragraph" style:parent-style-name="Standard">
      <style:paragraph-properties fo:text-align="start" style:justify-single-word="false"/>
      <style:text-properties style:font-name="Caladea" fo:font-size="11pt" fo:font-weight="normal" officeooo:rsid="00713f66" officeooo:paragraph-rsid="008b52e5" style:font-size-asian="11pt" style:font-weight-asian="normal" style:font-size-complex="11pt" style:font-weight-complex="normal"/>
    </style:style>
    <style:style style:name="P97" style:family="paragraph" style:parent-style-name="Standard">
      <style:paragraph-properties fo:text-align="start" style:justify-single-word="false"/>
      <style:text-properties style:font-name="Caladea" fo:font-size="11pt" fo:font-weight="normal" officeooo:rsid="00713f66" officeooo:paragraph-rsid="008fb662" style:font-size-asian="11pt" style:font-weight-asian="normal" style:font-size-complex="11pt" style:font-weight-complex="normal"/>
    </style:style>
    <style:style style:name="P98" style:family="paragraph" style:parent-style-name="Standard">
      <style:paragraph-properties fo:text-align="start" style:justify-single-word="false"/>
      <style:text-properties style:font-name="Caladea" fo:font-size="11pt" fo:font-weight="normal" officeooo:rsid="007504b2" officeooo:paragraph-rsid="007504b2"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style:font-name="Caladea" fo:font-size="11pt" fo:font-weight="normal" officeooo:rsid="007504b2" officeooo:paragraph-rsid="0075f511"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style:font-name="Caladea" fo:font-size="11pt" fo:font-weight="normal" officeooo:rsid="007504b2" officeooo:paragraph-rsid="007e25a8" style:font-size-asian="11pt" style:font-weight-asian="normal" style:font-size-complex="11pt" style:font-weight-complex="normal"/>
    </style:style>
    <style:style style:name="P101" style:family="paragraph" style:parent-style-name="Standard">
      <style:paragraph-properties fo:text-align="start" style:justify-single-word="false"/>
      <style:text-properties style:font-name="Caladea" fo:font-size="11pt" fo:font-weight="normal" officeooo:rsid="007504b2" officeooo:paragraph-rsid="007668c9" style:font-size-asian="11pt" style:font-weight-asian="normal" style:font-size-complex="11pt" style:font-weight-complex="normal"/>
    </style:style>
    <style:style style:name="P102" style:family="paragraph" style:parent-style-name="Standard">
      <style:paragraph-properties fo:text-align="start" style:justify-single-word="false"/>
      <style:text-properties style:font-name="Caladea" fo:font-size="11pt" fo:font-weight="normal" officeooo:rsid="007504b2" officeooo:paragraph-rsid="008b52e5" style:font-size-asian="11pt" style:font-weight-asian="normal" style:font-size-complex="11pt" style:font-weight-complex="normal"/>
    </style:style>
    <style:style style:name="P103" style:family="paragraph" style:parent-style-name="Standard">
      <style:paragraph-properties fo:text-align="start" style:justify-single-word="false"/>
      <style:text-properties style:font-name="Caladea" fo:font-size="11pt" fo:font-weight="normal" officeooo:rsid="007504b2" officeooo:paragraph-rsid="008fb662" style:font-size-asian="11pt" style:font-weight-asian="normal" style:font-size-complex="11pt" style:font-weight-complex="normal"/>
    </style:style>
    <style:style style:name="P104" style:family="paragraph" style:parent-style-name="Standard">
      <style:paragraph-properties fo:text-align="start" style:justify-single-word="false"/>
      <style:text-properties style:font-name="Caladea" fo:font-size="11pt" fo:font-weight="normal" officeooo:rsid="00775cdc" officeooo:paragraph-rsid="00775cdc" style:font-size-asian="11pt" style:font-weight-asian="normal" style:font-size-complex="11pt" style:font-weight-complex="normal"/>
    </style:style>
    <style:style style:name="P105" style:family="paragraph" style:parent-style-name="Standard">
      <style:paragraph-properties fo:text-align="start" style:justify-single-word="false"/>
      <style:text-properties style:font-name="Caladea" fo:font-size="11pt" fo:font-weight="normal" officeooo:rsid="00775cdc" officeooo:paragraph-rsid="008fb662" style:font-size-asian="11pt" style:font-weight-asian="normal" style:font-size-complex="11pt" style:font-weight-complex="normal"/>
    </style:style>
    <style:style style:name="P106" style:family="paragraph" style:parent-style-name="Standard">
      <style:paragraph-properties fo:text-align="start" style:justify-single-word="false"/>
      <style:text-properties style:font-name="Caladea" fo:font-size="11pt" fo:font-weight="normal" officeooo:rsid="00775cdc" officeooo:paragraph-rsid="009838e6" style:font-size-asian="11pt" style:font-weight-asian="normal" style:font-size-complex="11pt" style:font-weight-complex="normal"/>
    </style:style>
    <style:style style:name="P107" style:family="paragraph" style:parent-style-name="Standard" style:list-style-name="L12">
      <style:paragraph-properties fo:text-align="start" style:justify-single-word="false"/>
      <style:text-properties style:font-name="Caladea" fo:font-size="11pt" fo:font-weight="normal" officeooo:rsid="00788e77" officeooo:paragraph-rsid="00788e77" style:font-size-asian="11pt" style:font-weight-asian="normal" style:font-size-complex="11pt" style:font-weight-complex="normal"/>
    </style:style>
    <style:style style:name="P108" style:family="paragraph" style:parent-style-name="Standard">
      <style:paragraph-properties fo:text-align="start" style:justify-single-word="false"/>
      <style:text-properties style:font-name="Caladea" fo:font-size="11pt" fo:font-weight="normal" officeooo:rsid="00788e77" officeooo:paragraph-rsid="00788e77" style:font-size-asian="11pt" style:font-weight-asian="normal" style:font-size-complex="11pt" style:font-weight-complex="normal"/>
    </style:style>
    <style:style style:name="P109" style:family="paragraph" style:parent-style-name="Standard">
      <style:paragraph-properties fo:text-align="start" style:justify-single-word="false"/>
      <style:text-properties style:font-name="Caladea" fo:font-size="11pt" fo:font-weight="normal" officeooo:rsid="00788e77" officeooo:paragraph-rsid="007ae7b2" style:font-size-asian="11pt" style:font-weight-asian="normal" style:font-size-complex="11pt" style:font-weight-complex="normal"/>
    </style:style>
    <style:style style:name="P110" style:family="paragraph" style:parent-style-name="Standard">
      <style:paragraph-properties fo:text-align="start" style:justify-single-word="false"/>
      <style:text-properties style:font-name="Caladea" fo:font-size="11pt" fo:font-weight="normal" officeooo:rsid="00788e77" officeooo:paragraph-rsid="007ca665" style:font-size-asian="11pt" style:font-weight-asian="normal" style:font-size-complex="11pt" style:font-weight-complex="normal"/>
    </style:style>
    <style:style style:name="P111" style:family="paragraph" style:parent-style-name="Standard">
      <style:paragraph-properties fo:text-align="start" style:justify-single-word="false"/>
      <style:text-properties style:font-name="Caladea" fo:font-size="11pt" fo:font-weight="normal" officeooo:rsid="00788e77" officeooo:paragraph-rsid="008b52e5" style:font-size-asian="11pt" style:font-weight-asian="normal" style:font-size-complex="11pt" style:font-weight-complex="normal"/>
    </style:style>
    <style:style style:name="P112" style:family="paragraph" style:parent-style-name="Standard">
      <style:paragraph-properties fo:text-align="start" style:justify-single-word="false"/>
      <style:text-properties style:font-name="Caladea" fo:font-size="11pt" fo:font-weight="normal" officeooo:rsid="00788e77" officeooo:paragraph-rsid="008cead0" style:font-size-asian="11pt" style:font-weight-asian="normal" style:font-size-complex="11pt" style:font-weight-complex="normal"/>
    </style:style>
    <style:style style:name="P113" style:family="paragraph" style:parent-style-name="Standard" style:list-style-name="L23">
      <style:paragraph-properties fo:text-align="start" style:justify-single-word="false"/>
      <style:text-properties style:font-name="Caladea" fo:font-size="11pt" fo:font-weight="normal" officeooo:rsid="00788e77" officeooo:paragraph-rsid="008fb662" style:font-size-asian="11pt" style:font-weight-asian="normal" style:font-size-complex="11pt" style:font-weight-complex="normal"/>
    </style:style>
    <style:style style:name="P114" style:family="paragraph" style:parent-style-name="Standard">
      <style:paragraph-properties fo:text-align="start" style:justify-single-word="false"/>
      <style:text-properties style:font-name="Caladea" fo:font-size="11pt" fo:font-weight="normal" officeooo:rsid="00788e77" officeooo:paragraph-rsid="008fb662" style:font-size-asian="11pt" style:font-weight-asian="normal" style:font-size-complex="11pt" style:font-weight-complex="normal"/>
    </style:style>
    <style:style style:name="P115" style:family="paragraph" style:parent-style-name="Standard">
      <style:paragraph-properties fo:text-align="start" style:justify-single-word="false"/>
      <style:text-properties style:font-name="Caladea" fo:font-size="11pt" fo:font-weight="normal" officeooo:rsid="00788e77" officeooo:paragraph-rsid="008fe2b2" style:font-size-asian="11pt" style:font-weight-asian="normal" style:font-size-complex="11pt" style:font-weight-complex="normal"/>
    </style:style>
    <style:style style:name="P116" style:family="paragraph" style:parent-style-name="Standard" style:list-style-name="L13">
      <style:paragraph-properties fo:text-align="start" style:justify-single-word="false"/>
      <style:text-properties style:font-name="Caladea" fo:font-size="11pt" fo:font-weight="normal" officeooo:rsid="007e25a8" officeooo:paragraph-rsid="007e25a8" style:font-size-asian="11pt" style:font-weight-asian="normal" style:font-size-complex="11pt" style:font-weight-complex="normal"/>
    </style:style>
    <style:style style:name="P117" style:family="paragraph" style:parent-style-name="Standard">
      <style:paragraph-properties fo:text-align="start" style:justify-single-word="false"/>
      <style:text-properties style:font-name="Caladea" fo:font-size="11pt" fo:font-weight="normal" officeooo:rsid="0080f579" officeooo:paragraph-rsid="0080f579" style:font-size-asian="11pt" style:font-weight-asian="normal" style:font-size-complex="11pt" style:font-weight-complex="normal"/>
    </style:style>
    <style:style style:name="P118" style:family="paragraph" style:parent-style-name="Standard">
      <style:paragraph-properties fo:text-align="start" style:justify-single-word="false"/>
      <style:text-properties style:font-name="Caladea" fo:font-size="11pt" fo:font-weight="normal" officeooo:rsid="0080f579" officeooo:paragraph-rsid="008b52e5" style:font-size-asian="11pt" style:font-weight-asian="normal" style:font-size-complex="11pt" style:font-weight-complex="normal"/>
    </style:style>
    <style:style style:name="P119" style:family="paragraph" style:parent-style-name="Standard">
      <style:paragraph-properties fo:text-align="start" style:justify-single-word="false"/>
      <style:text-properties style:font-name="Caladea" fo:font-size="11pt" fo:font-weight="normal" officeooo:rsid="0080f579" officeooo:paragraph-rsid="008fb662" style:font-size-asian="11pt" style:font-weight-asian="normal" style:font-size-complex="11pt" style:font-weight-complex="normal"/>
    </style:style>
    <style:style style:name="P120" style:family="paragraph" style:parent-style-name="Standard" style:list-style-name="L14">
      <style:paragraph-properties fo:text-align="start" style:justify-single-word="false"/>
      <style:text-properties style:font-name="Caladea" fo:font-size="11pt" fo:font-weight="normal" officeooo:rsid="0084a5a2" officeooo:paragraph-rsid="0084a5a2" style:font-size-asian="11pt" style:font-weight-asian="normal" style:font-size-complex="11pt" style:font-weight-complex="normal"/>
    </style:style>
    <style:style style:name="P121" style:family="paragraph" style:parent-style-name="Standard">
      <style:paragraph-properties fo:text-align="start" style:justify-single-word="false"/>
      <style:text-properties style:font-name="Caladea" fo:font-size="11pt" fo:font-weight="normal" officeooo:rsid="0084a5a2" officeooo:paragraph-rsid="0084a5a2" style:font-size-asian="11pt" style:font-weight-asian="normal" style:font-size-complex="11pt" style:font-weight-complex="normal"/>
    </style:style>
    <style:style style:name="P122" style:family="paragraph" style:parent-style-name="Standard" style:list-style-name="L15">
      <style:paragraph-properties fo:text-align="start" style:justify-single-word="false"/>
      <style:text-properties style:font-name="Caladea" fo:font-size="11pt" fo:font-weight="normal" officeooo:rsid="0084a5a2" officeooo:paragraph-rsid="0084a5a2" style:font-size-asian="11pt" style:font-weight-asian="normal" style:font-size-complex="11pt" style:font-weight-complex="normal"/>
    </style:style>
    <style:style style:name="P123" style:family="paragraph" style:parent-style-name="Standard" style:list-style-name="L18">
      <style:paragraph-properties fo:text-align="start" style:justify-single-word="false"/>
      <style:text-properties style:font-name="Caladea" fo:font-size="11pt" fo:font-weight="normal" officeooo:rsid="0084a5a2" officeooo:paragraph-rsid="008b52e5" style:font-size-asian="11pt" style:font-weight-asian="normal" style:font-size-complex="11pt" style:font-weight-complex="normal"/>
    </style:style>
    <style:style style:name="P124" style:family="paragraph" style:parent-style-name="Standard" style:list-style-name="L19">
      <style:paragraph-properties fo:text-align="start" style:justify-single-word="false"/>
      <style:text-properties style:font-name="Caladea" fo:font-size="11pt" fo:font-weight="normal" officeooo:rsid="0084a5a2" officeooo:paragraph-rsid="008b52e5" style:font-size-asian="11pt" style:font-weight-asian="normal" style:font-size-complex="11pt" style:font-weight-complex="normal"/>
    </style:style>
    <style:style style:name="P125" style:family="paragraph" style:parent-style-name="Standard">
      <style:paragraph-properties fo:text-align="start" style:justify-single-word="false"/>
      <style:text-properties style:font-name="Caladea" fo:font-size="11pt" fo:font-weight="normal" officeooo:rsid="0084a5a2" officeooo:paragraph-rsid="008b52e5" style:font-size-asian="11pt" style:font-weight-asian="normal" style:font-size-complex="11pt" style:font-weight-complex="normal"/>
    </style:style>
    <style:style style:name="P126" style:family="paragraph" style:parent-style-name="Standard" style:list-style-name="L25">
      <style:paragraph-properties fo:text-align="start" style:justify-single-word="false"/>
      <style:text-properties style:font-name="Caladea" fo:font-size="11pt" fo:font-weight="normal" officeooo:rsid="0084a5a2" officeooo:paragraph-rsid="008fb662" style:font-size-asian="11pt" style:font-weight-asian="normal" style:font-size-complex="11pt" style:font-weight-complex="normal"/>
    </style:style>
    <style:style style:name="P127" style:family="paragraph" style:parent-style-name="Standard" style:list-style-name="L26">
      <style:paragraph-properties fo:text-align="start" style:justify-single-word="false"/>
      <style:text-properties style:font-name="Caladea" fo:font-size="11pt" fo:font-weight="normal" officeooo:rsid="0084a5a2" officeooo:paragraph-rsid="008fb662" style:font-size-asian="11pt" style:font-weight-asian="normal" style:font-size-complex="11pt" style:font-weight-complex="normal"/>
    </style:style>
    <style:style style:name="P128" style:family="paragraph" style:parent-style-name="Standard">
      <style:paragraph-properties fo:text-align="start" style:justify-single-word="false"/>
      <style:text-properties style:font-name="Caladea" fo:font-size="11pt" fo:font-weight="normal" officeooo:rsid="0084a5a2" officeooo:paragraph-rsid="008fb662" style:font-size-asian="11pt" style:font-weight-asian="normal" style:font-size-complex="11pt" style:font-weight-complex="normal"/>
    </style:style>
    <style:style style:name="P129" style:family="paragraph" style:parent-style-name="Standard" style:list-style-name="L22">
      <style:paragraph-properties fo:text-align="start" style:justify-single-word="false"/>
      <style:text-properties style:font-name="Caladea" fo:font-size="11pt" fo:font-weight="normal" officeooo:rsid="008f861b" officeooo:paragraph-rsid="008f861b" style:font-size-asian="11pt" style:font-weight-asian="normal" style:font-size-complex="11pt" style:font-weight-complex="normal"/>
    </style:style>
    <style:style style:name="P130" style:family="paragraph" style:parent-style-name="Standard" style:list-style-name="L27">
      <style:paragraph-properties fo:text-align="start" style:justify-single-word="false"/>
      <style:text-properties style:font-name="Caladea" fo:font-size="11pt" fo:font-weight="normal" officeooo:rsid="008ff242" officeooo:paragraph-rsid="008ff242" style:font-size-asian="11pt" style:font-weight-asian="normal" style:font-size-complex="11pt" style:font-weight-complex="normal"/>
    </style:style>
    <style:style style:name="P131" style:family="paragraph" style:parent-style-name="Standard">
      <style:paragraph-properties fo:text-align="start" style:justify-single-word="false"/>
      <style:text-properties style:font-name="Caladea" fo:font-size="11pt" fo:font-weight="normal" officeooo:rsid="0047df63" officeooo:paragraph-rsid="0047df63" style:font-size-asian="11pt" style:font-weight-asian="normal" style:font-size-complex="11pt" style:font-weight-complex="normal"/>
    </style:style>
    <style:style style:name="P132" style:family="paragraph" style:parent-style-name="Standard">
      <style:paragraph-properties fo:text-align="start" style:justify-single-word="false"/>
      <style:text-properties style:font-name="Caladea" fo:font-size="11pt" fo:font-weight="normal" officeooo:rsid="0047df63" officeooo:paragraph-rsid="004d75dd" style:font-size-asian="11pt" style:font-weight-asian="normal" style:font-size-complex="11pt" style:font-weight-complex="normal"/>
    </style:style>
    <style:style style:name="P133" style:family="paragraph" style:parent-style-name="Standard">
      <style:paragraph-properties fo:text-align="start" style:justify-single-word="false"/>
      <style:text-properties style:font-name="Caladea" fo:font-size="11pt" fo:font-weight="normal" officeooo:rsid="0047df63" officeooo:paragraph-rsid="00511476" style:font-size-asian="11pt" style:font-weight-asian="normal" style:font-size-complex="11pt" style:font-weight-complex="normal"/>
    </style:style>
    <style:style style:name="P134" style:family="paragraph" style:parent-style-name="Standard">
      <style:paragraph-properties fo:text-align="start" style:justify-single-word="false"/>
      <style:text-properties style:font-name="Caladea" fo:font-size="11pt" fo:font-weight="normal" officeooo:rsid="0048825d" officeooo:paragraph-rsid="004d75dd" style:font-size-asian="11pt" style:font-weight-asian="normal" style:font-size-complex="11pt" style:font-weight-complex="normal"/>
    </style:style>
    <style:style style:name="P135" style:family="paragraph" style:parent-style-name="Standard">
      <style:paragraph-properties fo:text-align="start" style:justify-single-word="false"/>
      <style:text-properties style:font-name="Caladea" fo:font-size="11pt" fo:font-weight="normal" officeooo:rsid="0048825d" officeooo:paragraph-rsid="00511476" style:font-size-asian="11pt" style:font-weight-asian="normal" style:font-size-complex="11pt" style:font-weight-complex="normal"/>
    </style:style>
    <style:style style:name="P136" style:family="paragraph" style:parent-style-name="Standard">
      <style:paragraph-properties fo:text-align="start" style:justify-single-word="false"/>
      <style:text-properties style:font-name="Caladea" fo:font-size="11pt" fo:font-weight="normal" officeooo:rsid="00963f59" officeooo:paragraph-rsid="00963f59" style:font-size-asian="11pt" style:font-weight-asian="normal" style:font-size-complex="11pt" style:font-weight-complex="normal"/>
    </style:style>
    <style:style style:name="P137" style:family="paragraph" style:parent-style-name="Standard">
      <style:paragraph-properties fo:text-align="start" style:justify-single-word="false"/>
      <style:text-properties style:font-name="Caladea" fo:font-size="11pt" fo:font-weight="normal" officeooo:paragraph-rsid="004a81fd" style:font-size-asian="11pt" style:font-size-complex="11pt"/>
    </style:style>
    <style:style style:name="P138" style:family="paragraph" style:parent-style-name="Standard" style:list-style-name="L3">
      <style:paragraph-properties fo:text-align="start" style:justify-single-word="false"/>
      <style:text-properties style:font-name="Caladea" fo:font-size="11pt" fo:font-weight="normal" officeooo:paragraph-rsid="004a81fd" style:font-size-asian="11pt" style:font-size-complex="11pt"/>
    </style:style>
    <style:style style:name="P139" style:family="paragraph" style:parent-style-name="Standard" style:list-style-name="L3">
      <style:paragraph-properties fo:text-align="start" style:justify-single-word="false"/>
      <style:text-properties style:font-name="Caladea" fo:font-size="11pt" fo:font-weight="normal" officeooo:paragraph-rsid="004d75dd" style:font-size-asian="11pt" style:font-size-complex="11pt"/>
    </style:style>
    <style:style style:name="P140" style:family="paragraph" style:parent-style-name="Standard" style:list-style-name="L3">
      <style:paragraph-properties fo:text-align="start" style:justify-single-word="false"/>
      <style:text-properties style:font-name="Caladea" fo:font-size="11pt" fo:font-weight="normal" officeooo:paragraph-rsid="00511476" style:font-size-asian="11pt" style:font-size-complex="11pt"/>
    </style:style>
    <style:style style:name="P141" style:family="paragraph" style:parent-style-name="Standard">
      <style:paragraph-properties fo:text-align="start" style:justify-single-word="false"/>
      <style:text-properties style:font-name="Caladea" fo:font-size="11pt" fo:font-weight="normal" officeooo:rsid="004a81fd" officeooo:paragraph-rsid="004a81fd" style:font-size-asian="11pt" style:font-size-complex="11pt"/>
    </style:style>
    <style:style style:name="P142" style:family="paragraph" style:parent-style-name="Standard" style:list-style-name="L6">
      <style:paragraph-properties fo:text-align="start" style:justify-single-word="false"/>
      <style:text-properties style:font-name="Caladea" fo:font-size="11pt" fo:font-weight="normal" officeooo:rsid="004a81fd" officeooo:paragraph-rsid="004a81fd" style:font-size-asian="11pt" style:font-size-complex="11pt"/>
    </style:style>
    <style:style style:name="P143" style:family="paragraph" style:parent-style-name="Standard">
      <style:paragraph-properties fo:text-align="start" style:justify-single-word="false"/>
      <style:text-properties style:font-name="Caladea" fo:font-size="11pt" fo:font-weight="normal" officeooo:rsid="004a81fd" officeooo:paragraph-rsid="004d75dd" style:font-size-asian="11pt" style:font-size-complex="11pt"/>
    </style:style>
    <style:style style:name="P144" style:family="paragraph" style:parent-style-name="Standard" style:list-style-name="L8">
      <style:paragraph-properties fo:text-align="start" style:justify-single-word="false"/>
      <style:text-properties style:font-name="Caladea" fo:font-size="11pt" fo:font-weight="normal" officeooo:rsid="004a81fd" officeooo:paragraph-rsid="004d75dd" style:font-size-asian="11pt" style:font-size-complex="11pt"/>
    </style:style>
    <style:style style:name="P145" style:family="paragraph" style:parent-style-name="Standard">
      <style:paragraph-properties fo:text-align="start" style:justify-single-word="false"/>
      <style:text-properties style:font-name="Caladea" fo:font-size="11pt" fo:font-weight="normal" officeooo:rsid="004a81fd" officeooo:paragraph-rsid="00511476" style:font-size-asian="11pt" style:font-size-complex="11pt"/>
    </style:style>
    <style:style style:name="P146" style:family="paragraph" style:parent-style-name="Standard" style:list-style-name="L10">
      <style:paragraph-properties fo:text-align="start" style:justify-single-word="false"/>
      <style:text-properties style:font-name="Caladea" fo:font-size="11pt" fo:font-weight="normal" officeooo:rsid="004a81fd" officeooo:paragraph-rsid="00511476" style:font-size-asian="11pt" style:font-size-complex="11pt"/>
    </style:style>
    <style:style style:name="P147" style:family="paragraph" style:parent-style-name="Standard" style:list-style-name="L11">
      <style:paragraph-properties fo:text-align="start" style:justify-single-word="false"/>
      <style:text-properties style:font-name="Caladea" fo:font-size="11pt" style:text-underline-style="solid" style:text-underline-width="auto" style:text-underline-color="font-color" fo:font-weight="normal" officeooo:rsid="00713f66" officeooo:paragraph-rsid="00713f66" style:font-size-asian="11pt" style:font-weight-asian="normal" style:font-size-complex="11pt" style:font-weight-complex="normal"/>
    </style:style>
    <style:style style:name="P148" style:family="paragraph" style:parent-style-name="Standard" style:list-style-name="L11">
      <style:paragraph-properties fo:text-align="start" style:justify-single-word="false"/>
      <style:text-properties style:font-name="Caladea" fo:font-size="11pt" style:text-underline-style="solid" style:text-underline-width="auto" style:text-underline-color="font-color" fo:font-weight="normal" officeooo:rsid="00713f66" officeooo:paragraph-rsid="008b52e5" style:font-size-asian="11pt" style:font-weight-asian="normal" style:font-size-complex="11pt" style:font-weight-complex="normal"/>
    </style:style>
    <style:style style:name="P149" style:family="paragraph" style:parent-style-name="Standard" style:list-style-name="L11">
      <style:paragraph-properties fo:text-align="start" style:justify-single-word="false"/>
      <style:text-properties style:font-name="Caladea" fo:font-size="11pt" style:text-underline-style="solid" style:text-underline-width="auto" style:text-underline-color="font-color" fo:font-weight="normal" officeooo:rsid="00713f66" officeooo:paragraph-rsid="008fb662" style:font-size-asian="11pt" style:font-weight-asian="normal" style:font-size-complex="11pt" style:font-weight-complex="normal"/>
    </style:style>
    <style:style style:name="P150" style:family="paragraph" style:parent-style-name="Standard">
      <style:paragraph-properties fo:text-align="start" style:justify-single-word="false"/>
      <style:text-properties style:font-name="Caladea" fo:font-size="18pt" fo:font-weight="bold" officeooo:rsid="003ccf64" officeooo:paragraph-rsid="009fdf91" style:font-size-asian="18pt" style:font-weight-asian="bold" style:font-size-complex="18pt" style:font-weight-complex="bold"/>
    </style:style>
    <style:style style:name="P151" style:family="paragraph" style:parent-style-name="Standard">
      <style:paragraph-properties fo:text-align="start" style:justify-single-word="false"/>
      <style:text-properties style:font-name="Caladea" fo:font-size="18pt" fo:font-weight="bold" officeooo:rsid="00ae7d3a" officeooo:paragraph-rsid="00ae7d3a" style:font-size-asian="18pt" style:font-weight-asian="bold" style:font-size-complex="18pt" style:font-weight-complex="bold"/>
    </style:style>
    <style:style style:name="P152" style:family="paragraph" style:parent-style-name="Standard">
      <style:paragraph-properties fo:text-align="start" style:justify-single-word="false"/>
      <style:text-properties style:font-name="Caladea" fo:font-size="18pt" fo:font-weight="bold" officeooo:rsid="0023894e" officeooo:paragraph-rsid="009fdf91" style:font-size-asian="15.75pt" style:font-weight-asian="bold" style:font-size-complex="18pt" style:font-weight-complex="bold"/>
    </style:style>
    <style:style style:name="P153" style:family="paragraph" style:parent-style-name="Standard">
      <style:paragraph-properties fo:text-align="start" style:justify-single-word="false"/>
      <style:text-properties style:font-name="Caladea" fo:font-size="18pt" fo:font-weight="bold" officeooo:rsid="0023894e" officeooo:paragraph-rsid="00ae7d3a" style:font-size-asian="15.75pt" style:font-weight-asian="bold" style:font-size-complex="18pt" style:font-weight-complex="bold"/>
    </style:style>
    <style:style style:name="P154" style:family="paragraph" style:parent-style-name="Standard">
      <style:paragraph-properties fo:text-align="start" style:justify-single-word="false"/>
      <style:text-properties fo:font-variant="normal" fo:text-transform="none" fo:color="#222222" style:font-name="Caladea" fo:font-size="12pt" fo:letter-spacing="normal" fo:font-style="normal" fo:font-weight="normal" officeooo:rsid="004a81fd" officeooo:paragraph-rsid="004a81fd"/>
    </style:style>
    <style:style style:name="P155" style:family="paragraph" style:parent-style-name="Standard">
      <style:paragraph-properties fo:text-align="start" style:justify-single-word="false"/>
      <style:text-properties fo:font-variant="normal" fo:text-transform="none" fo:color="#222222" style:font-name="Caladea" fo:font-size="12pt" fo:letter-spacing="normal" fo:font-style="normal" fo:font-weight="normal" officeooo:rsid="004f3f25" officeooo:paragraph-rsid="004d75dd"/>
    </style:style>
    <style:style style:name="P156" style:family="paragraph" style:parent-style-name="Standard" style:list-style-name="L11">
      <style:paragraph-properties fo:text-align="start" style:justify-single-word="false"/>
      <style:text-properties fo:font-variant="normal" fo:text-transform="none" fo:color="#222222" style:font-name="Caladea" fo:font-size="11pt" fo:letter-spacing="normal" fo:font-style="normal" style:text-underline-style="solid" style:text-underline-width="auto" style:text-underline-color="font-color" fo:font-weight="normal" officeooo:rsid="0048825d" officeooo:paragraph-rsid="00730d7a" style:font-size-asian="11pt" style:font-weight-asian="normal" style:font-size-complex="11pt" style:font-weight-complex="normal"/>
    </style:style>
    <style:style style:name="P157" style:family="paragraph" style:parent-style-name="Standard" style:list-style-name="L11">
      <style:paragraph-properties fo:text-align="start" style:justify-single-word="false"/>
      <style:text-properties fo:font-variant="normal" fo:text-transform="none" fo:color="#222222" style:font-name="Caladea" fo:font-size="11pt" fo:letter-spacing="normal" fo:font-style="normal" style:text-underline-style="solid" style:text-underline-width="auto" style:text-underline-color="font-color" fo:font-weight="normal" officeooo:rsid="0048825d" officeooo:paragraph-rsid="008b52e5" style:font-size-asian="11pt" style:font-weight-asian="normal" style:font-size-complex="11pt" style:font-weight-complex="normal"/>
    </style:style>
    <style:style style:name="P158" style:family="paragraph" style:parent-style-name="Standard" style:list-style-name="L11">
      <style:paragraph-properties fo:text-align="start" style:justify-single-word="false"/>
      <style:text-properties fo:font-variant="normal" fo:text-transform="none" fo:color="#222222" style:font-name="Caladea" fo:font-size="11pt" fo:letter-spacing="normal" fo:font-style="normal" style:text-underline-style="solid" style:text-underline-width="auto" style:text-underline-color="font-color" fo:font-weight="normal" officeooo:rsid="0048825d" officeooo:paragraph-rsid="008fb662" style:font-size-asian="11pt" style:font-weight-asian="normal" style:font-size-complex="11pt" style:font-weight-complex="normal"/>
    </style:style>
    <style:style style:name="P159"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fo:font-weight="normal" officeooo:rsid="0048825d" officeooo:paragraph-rsid="004a81fd" style:font-size-asian="11pt" style:font-size-complex="11pt"/>
    </style:style>
    <style:style style:name="P160"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fo:font-weight="normal" officeooo:rsid="0048825d" officeooo:paragraph-rsid="004d75dd" style:font-size-asian="11pt" style:font-size-complex="11pt"/>
    </style:style>
    <style:style style:name="P161" style:family="paragraph" style:parent-style-name="Standard" style:list-style-name="L3">
      <style:paragraph-properties fo:text-align="start" style:justify-single-word="false"/>
      <style:text-properties fo:font-variant="normal" fo:text-transform="none" fo:color="#222222" style:font-name="Caladea" fo:font-size="11pt" fo:letter-spacing="normal" fo:font-style="normal" fo:font-weight="normal" officeooo:rsid="0048825d" officeooo:paragraph-rsid="00511476" style:font-size-asian="11pt" style:font-size-complex="11pt"/>
    </style:style>
    <style:style style:name="P162" style:family="paragraph" style:parent-style-name="Standard">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a81fd" style:font-size-asian="11pt" style:font-size-complex="11pt"/>
    </style:style>
    <style:style style:name="P163" style:family="paragraph" style:parent-style-name="Standard" style:list-style-name="L4">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a81fd" style:font-size-asian="11pt" style:font-size-complex="11pt"/>
    </style:style>
    <style:style style:name="P164" style:family="paragraph" style:parent-style-name="Standard" style:list-style-name="L5">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a81fd" style:font-size-asian="11pt" style:font-size-complex="11pt"/>
    </style:style>
    <style:style style:name="P165" style:family="paragraph" style:parent-style-name="Standard" style:list-style-name="L7">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4f3f25" style:font-size-asian="11pt" style:font-size-complex="11pt"/>
    </style:style>
    <style:style style:name="P166" style:family="paragraph" style:parent-style-name="Standard" style:list-style-name="L9">
      <style:paragraph-properties fo:text-align="start" style:justify-single-word="false"/>
      <style:text-properties fo:font-variant="normal" fo:text-transform="none" fo:color="#222222" style:font-name="Caladea" fo:font-size="11pt" fo:letter-spacing="normal" fo:font-style="normal" fo:font-weight="normal" officeooo:rsid="004a81fd" officeooo:paragraph-rsid="00519794" style:font-size-asian="11pt" style:font-size-complex="11pt"/>
    </style:style>
    <style:style style:name="P167" style:family="paragraph" style:parent-style-name="Standard" style:list-style-name="L21">
      <style:paragraph-properties fo:text-align="start" style:justify-single-word="false"/>
      <style:text-properties officeooo:paragraph-rsid="008cead0"/>
    </style:style>
    <style:style style:name="P168" style:family="paragraph" style:parent-style-name="Standard">
      <style:paragraph-properties fo:text-align="start" style:justify-single-word="false" fo:break-before="page"/>
      <style:text-properties style:font-name="Caladea" fo:font-size="18pt" fo:font-weight="bold" officeooo:rsid="0046241c" officeooo:paragraph-rsid="0046241c" style:font-size-asian="18pt" style:font-weight-asian="bold" style:font-size-complex="18pt" style:font-weight-complex="bold"/>
    </style:style>
    <style:style style:name="P169" style:family="paragraph" style:parent-style-name="Table_20_Contents">
      <style:paragraph-properties fo:text-align="start" style:justify-single-word="false"/>
      <style:text-properties style:font-name="Caladea" fo:font-size="12pt" officeooo:rsid="0061f56e" officeooo:paragraph-rsid="0061f56e" style:font-size-asian="12pt" style:font-size-complex="12pt"/>
    </style:style>
    <style:style style:name="P170" style:family="paragraph" style:parent-style-name="Table_20_Contents">
      <style:paragraph-properties fo:text-align="start" style:justify-single-word="false"/>
      <style:text-properties style:font-name="Caladea" fo:font-size="12pt" officeooo:rsid="0061f56e" officeooo:paragraph-rsid="00a31588" style:font-size-asian="12pt" style:font-size-complex="12pt"/>
    </style:style>
    <style:style style:name="P171" style:family="paragraph" style:parent-style-name="Table_20_Contents">
      <style:paragraph-properties fo:text-align="start" style:justify-single-word="false"/>
      <style:text-properties style:font-name="Caladea" fo:font-size="12pt" officeooo:rsid="0061f56e" officeooo:paragraph-rsid="00a4ee78" style:font-size-asian="12pt" style:font-size-complex="12pt"/>
    </style:style>
    <style:style style:name="P172" style:family="paragraph" style:parent-style-name="Table_20_Contents">
      <style:paragraph-properties fo:text-align="center" style:justify-single-word="false"/>
      <style:text-properties style:font-name="Caladea" fo:font-size="12pt" officeooo:rsid="0061f56e" officeooo:paragraph-rsid="0061f56e" style:font-size-asian="12pt" style:font-size-complex="12pt"/>
    </style:style>
    <style:style style:name="P173" style:family="paragraph" style:parent-style-name="Table_20_Contents">
      <style:paragraph-properties fo:text-align="center" style:justify-single-word="false"/>
      <style:text-properties style:font-name="Caladea" fo:font-size="12pt" officeooo:rsid="0061f56e" officeooo:paragraph-rsid="00a31588" style:font-size-asian="12pt" style:font-size-complex="12pt"/>
    </style:style>
    <style:style style:name="P174" style:family="paragraph" style:parent-style-name="Table_20_Contents">
      <style:paragraph-properties fo:text-align="end" style:justify-single-word="false"/>
      <style:text-properties style:font-name="Caladea" fo:font-size="12pt" officeooo:rsid="00633d1d" officeooo:paragraph-rsid="00633d1d" style:font-size-asian="12pt" style:font-size-complex="12pt"/>
    </style:style>
    <style:style style:name="P175" style:family="paragraph" style:parent-style-name="Table_20_Contents">
      <style:paragraph-properties fo:text-align="end" style:justify-single-word="false"/>
      <style:text-properties style:font-name="Caladea" fo:font-size="12pt" style:font-size-asian="12pt" style:font-size-complex="12pt"/>
    </style:style>
    <style:style style:name="P176" style:family="paragraph" style:parent-style-name="Table_20_Contents">
      <style:paragraph-properties fo:text-align="end" style:justify-single-word="false"/>
      <style:text-properties style:font-name="Caladea" fo:font-size="12pt" officeooo:paragraph-rsid="00a31588" style:font-size-asian="12pt" style:font-size-complex="12pt"/>
    </style:style>
    <style:style style:name="P177" style:family="paragraph" style:parent-style-name="Table_20_Contents">
      <style:paragraph-properties fo:text-align="end" style:justify-single-word="false"/>
      <style:text-properties style:font-name="Caladea" fo:font-size="12pt" officeooo:rsid="0063a5a8" officeooo:paragraph-rsid="0063a5a8" style:font-size-asian="12pt" style:font-size-complex="12pt"/>
    </style:style>
    <style:style style:name="P178" style:family="paragraph" style:parent-style-name="Table_20_Contents">
      <style:paragraph-properties fo:text-align="start" style:justify-single-word="false"/>
      <style:text-properties style:font-name="Caladea" fo:font-size="12pt" officeooo:rsid="00a4ee78" officeooo:paragraph-rsid="00a4ee78" style:font-size-asian="12pt" style:font-size-complex="12pt"/>
    </style:style>
    <style:style style:name="P179" style:family="paragraph" style:parent-style-name="Table_20_Contents">
      <style:paragraph-properties fo:text-align="end" style:justify-single-word="false"/>
      <style:text-properties style:font-name="Caladea" fo:font-size="12pt" officeooo:rsid="00a4ee78" officeooo:paragraph-rsid="00a4ee78" style:font-size-asian="12pt" style:font-size-complex="12pt"/>
    </style:style>
    <style:style style:name="P180" style:family="paragraph" style:parent-style-name="Table_20_Contents">
      <style:paragraph-properties fo:text-align="end" style:justify-single-word="false"/>
      <style:text-properties style:font-name="Caladea" fo:font-size="12pt" officeooo:rsid="00a52346" officeooo:paragraph-rsid="00a52346" style:font-size-asian="12pt" style:font-size-complex="12pt"/>
    </style:style>
    <style:style style:name="P181" style:family="paragraph" style:parent-style-name="Table_20_Contents">
      <style:paragraph-properties fo:text-align="end" style:justify-single-word="false"/>
      <style:text-properties style:font-name="Caladea" fo:font-size="12pt" officeooo:rsid="00a61978" officeooo:paragraph-rsid="00a61978" style:font-size-asian="12pt" style:font-size-complex="12pt"/>
    </style:style>
    <style:style style:name="P182" style:family="paragraph" style:parent-style-name="Table_20_Contents">
      <style:paragraph-properties fo:text-align="center" style:justify-single-word="false"/>
      <style:text-properties style:font-name="Caladea" fo:font-size="12pt" fo:font-weight="bold" officeooo:rsid="0061f56e" officeooo:paragraph-rsid="0061f56e"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Caladea" fo:font-size="12pt" fo:font-weight="bold" officeooo:rsid="0061f56e" officeooo:paragraph-rsid="00a31588" style:font-size-asian="12pt" style:font-weight-asian="bold" style:font-size-complex="12pt" style:font-weight-complex="bold"/>
    </style:style>
    <style:style style:name="P184" style:family="paragraph" style:parent-style-name="Table_20_Contents">
      <style:paragraph-properties fo:text-align="end" style:justify-single-word="false"/>
      <style:text-properties style:font-name="Caladea" fo:font-size="12pt" fo:font-weight="bold" officeooo:rsid="00633d1d" officeooo:paragraph-rsid="00633d1d" style:font-size-asian="12pt" style:font-weight-asian="bold" style:font-size-complex="12pt" style:font-weight-complex="bold"/>
    </style:style>
    <style:style style:name="P185" style:family="paragraph" style:parent-style-name="Table_20_Contents">
      <style:paragraph-properties fo:text-align="end" style:justify-single-word="false"/>
      <style:text-properties style:font-name="Caladea" fo:font-size="12pt" fo:font-weight="bold" style:font-size-asian="12pt" style:font-weight-asian="bold" style:font-size-complex="12pt" style:font-weight-complex="bold"/>
    </style:style>
    <style:style style:name="P186" style:family="paragraph" style:parent-style-name="Table_20_Contents">
      <style:paragraph-properties fo:text-align="end" style:justify-single-word="false"/>
      <style:text-properties style:font-name="Caladea" fo:font-size="12pt" fo:font-weight="bold" officeooo:paragraph-rsid="00a31588" style:font-size-asian="12pt" style:font-weight-asian="bold" style:font-size-complex="12pt" style:font-weight-complex="bold"/>
    </style:style>
    <style:style style:name="P187" style:family="paragraph" style:parent-style-name="Table_20_Contents">
      <style:paragraph-properties fo:text-align="end" style:justify-single-word="false"/>
      <style:text-properties style:font-name="Caladea" fo:font-size="12pt" fo:font-weight="bold" officeooo:rsid="0063a5a8" officeooo:paragraph-rsid="0063a5a8" style:font-size-asian="12pt" style:font-weight-asian="bold" style:font-size-complex="12pt" style:font-weight-complex="bold"/>
    </style:style>
    <style:style style:name="P188" style:family="paragraph" style:parent-style-name="Table_20_Contents">
      <style:paragraph-properties fo:text-align="end" style:justify-single-word="false"/>
      <style:text-properties style:font-name="Caladea" fo:font-size="12pt" fo:font-weight="bold" officeooo:rsid="00a4ee78" officeooo:paragraph-rsid="00a4ee78" style:font-size-asian="12pt" style:font-weight-asian="bold" style:font-size-complex="12pt" style:font-weight-complex="bold"/>
    </style:style>
    <style:style style:name="P189" style:family="paragraph" style:parent-style-name="Table_20_Contents">
      <style:paragraph-properties fo:text-align="end" style:justify-single-word="false"/>
      <style:text-properties style:font-name="Caladea" fo:font-size="12pt" fo:font-weight="bold" officeooo:rsid="00a52346" officeooo:paragraph-rsid="00a52346" style:font-size-asian="12pt" style:font-weight-asian="bold" style:font-size-complex="12pt" style:font-weight-complex="bold"/>
    </style:style>
    <style:style style:name="P190" style:family="paragraph" style:parent-style-name="Table_20_Contents">
      <style:paragraph-properties fo:text-align="end" style:justify-single-word="false"/>
      <style:text-properties style:font-name="Caladea" fo:font-size="12pt" fo:font-weight="bold" officeooo:rsid="00a61978" officeooo:paragraph-rsid="00a61978" style:font-size-asian="12pt" style:font-weight-asian="bold" style:font-size-complex="12pt" style:font-weight-complex="bold"/>
    </style:style>
    <style:style style:name="P191" style:family="paragraph" style:parent-style-name="Table_20_Contents">
      <style:paragraph-properties fo:text-align="start" style:justify-single-word="false"/>
      <style:text-properties style:font-name="Caladea" fo:font-size="10.5pt" style:font-size-asian="10.5pt" style:font-size-complex="10.5pt"/>
    </style:style>
    <style:style style:name="P192" style:family="paragraph" style:parent-style-name="Table_20_Contents">
      <style:paragraph-properties fo:text-align="start" style:justify-single-word="false"/>
      <style:text-properties style:font-name="Caladea" fo:font-size="10.5pt" officeooo:paragraph-rsid="00a31588" style:font-size-asian="10.5pt" style:font-size-complex="10.5pt"/>
    </style:style>
    <style:style style:name="P193" style:family="paragraph" style:parent-style-name="Table_20_Contents">
      <style:paragraph-properties fo:text-align="start" style:justify-single-word="false"/>
      <style:text-properties style:font-name="Caladea" fo:font-size="10.5pt" officeooo:rsid="00633d1d" officeooo:paragraph-rsid="00633d1d" style:font-size-asian="10.5pt" style:font-size-complex="10.5pt"/>
    </style:style>
    <style:style style:name="P194" style:family="paragraph" style:parent-style-name="Table_20_Contents">
      <style:paragraph-properties fo:text-align="start" style:justify-single-word="false"/>
      <style:text-properties style:font-name="Caladea" fo:font-size="10.5pt" officeooo:rsid="00633d1d" officeooo:paragraph-rsid="00a31588" style:font-size-asian="10.5pt" style:font-size-complex="10.5pt"/>
    </style:style>
    <style:style style:name="P195" style:family="paragraph" style:parent-style-name="Table_20_Contents">
      <style:paragraph-properties fo:text-align="start" style:justify-single-word="false"/>
      <style:text-properties style:font-name="Caladea" fo:font-size="10.5pt" officeooo:rsid="00633d1d" officeooo:paragraph-rsid="00a61978" style:font-size-asian="10.5pt" style:font-size-complex="10.5pt"/>
    </style:style>
    <style:style style:name="P196" style:family="paragraph" style:parent-style-name="Table_20_Contents">
      <style:paragraph-properties fo:text-align="start" style:justify-single-word="false"/>
      <style:text-properties style:font-name="Caladea" fo:font-size="10.5pt" officeooo:rsid="00a4ee78" officeooo:paragraph-rsid="00a4ee78" style:font-size-asian="10.5pt" style:font-size-complex="10.5pt"/>
    </style:style>
    <style:style style:name="P197" style:family="paragraph" style:parent-style-name="Table_20_Contents">
      <style:paragraph-properties fo:text-align="start" style:justify-single-word="false"/>
      <style:text-properties style:font-name="Caladea" fo:font-size="10.5pt" officeooo:rsid="00a4ee78" officeooo:paragraph-rsid="00a61978" style:font-size-asian="10.5pt" style:font-size-complex="10.5pt"/>
    </style:style>
    <style:style style:name="P198" style:family="paragraph" style:parent-style-name="Table_20_Contents">
      <style:paragraph-properties fo:text-align="start" style:justify-single-word="false"/>
      <style:text-properties fo:color="#c9211e" style:font-name="Caladea" fo:font-size="10.5pt" style:font-size-asian="10.5pt" style:font-size-complex="10.5pt"/>
    </style:style>
    <style:style style:name="P199" style:family="paragraph" style:parent-style-name="Table_20_Contents">
      <style:paragraph-properties fo:text-align="start" style:justify-single-word="false"/>
      <style:text-properties fo:color="#c9211e" style:font-name="Caladea" fo:font-size="10.5pt" officeooo:paragraph-rsid="00a31588" style:font-size-asian="10.5pt" style:font-size-complex="10.5pt"/>
    </style:style>
    <style:style style:name="T1" style:family="text">
      <style:text-properties officeooo:rsid="001472f7"/>
    </style:style>
    <style:style style:name="T2" style:family="text">
      <style:text-properties officeooo:rsid="0010569c"/>
    </style:style>
    <style:style style:name="T3" style:family="text">
      <style:text-properties officeooo:rsid="00641fee"/>
    </style:style>
    <style:style style:name="T4" style:family="text">
      <style:text-properties officeooo:rsid="0065a79e"/>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3d7d2" style:font-size-asian="12pt" style:font-weight-asian="normal" style:font-size-complex="12pt" style:font-weight-complex="normal"/>
    </style:style>
    <style:style style:name="T7" style:family="text">
      <style:text-properties fo:font-size="12pt" fo:font-weight="normal" officeooo:rsid="00218074" style:font-size-asian="12pt" style:font-weight-asian="normal" style:font-size-complex="12pt" style:font-weight-complex="normal"/>
    </style:style>
    <style:style style:name="T8" style:family="text">
      <style:text-properties fo:font-size="12pt" fo:font-weight="normal" officeooo:rsid="00339d13" style:font-size-asian="12pt" style:font-weight-asian="normal" style:font-size-complex="12pt" style:font-weight-complex="normal"/>
    </style:style>
    <style:style style:name="T9" style:family="text">
      <style:text-properties fo:font-size="12pt" fo:font-weight="normal" officeooo:rsid="0033b371" style:font-size-asian="12pt" style:font-weight-asian="normal" style:font-size-complex="12pt" style:font-weight-complex="normal"/>
    </style:style>
    <style:style style:name="T10" style:family="text">
      <style:text-properties fo:font-size="12pt" fo:font-weight="normal" officeooo:rsid="003fa3e9" style:font-size-asian="12pt" style:font-weight-asian="normal" style:font-size-complex="12pt" style:font-weight-complex="normal"/>
    </style:style>
    <style:style style:name="T11" style:family="text">
      <style:text-properties fo:font-size="12pt" fo:font-weight="normal" officeooo:rsid="0082e02d" style:font-size-asian="12pt" style:font-weight-asian="normal" style:font-size-complex="12pt" style:font-weight-complex="normal"/>
    </style:style>
    <style:style style:name="T12" style:family="text">
      <style:text-properties fo:font-size="12pt" fo:font-weight="normal" officeooo:rsid="009fdf91" style:font-size-asian="12pt" style:font-weight-asian="normal" style:font-size-complex="12pt" style:font-weight-complex="normal"/>
    </style:style>
    <style:style style:name="T13" style:family="text">
      <style:text-properties fo:font-size="12pt" fo:font-weight="normal" officeooo:rsid="00ae7d3a" style:font-size-asian="12pt" style:font-weight-asian="normal" style:font-size-complex="12pt" style:font-weight-complex="normal"/>
    </style:style>
    <style:style style:name="T14" style:family="text">
      <style:text-properties officeooo:rsid="001bbe3f"/>
    </style:style>
    <style:style style:name="T15" style:family="text">
      <style:text-properties officeooo:rsid="001fd84e"/>
    </style:style>
    <style:style style:name="T16" style:family="text">
      <style:text-properties officeooo:rsid="0022317b"/>
    </style:style>
    <style:style style:name="T17" style:family="text">
      <style:text-properties officeooo:rsid="00226846"/>
    </style:style>
    <style:style style:name="T18" style:family="text">
      <style:text-properties officeooo:rsid="0029425d"/>
    </style:style>
    <style:style style:name="T19" style:family="text">
      <style:text-properties officeooo:rsid="002ab801"/>
    </style:style>
    <style:style style:name="T20" style:family="text">
      <style:text-properties officeooo:rsid="002bce19"/>
    </style:style>
    <style:style style:name="T21" style:family="text">
      <style:text-properties fo:font-weight="bold" style:font-weight-asian="bold" style:font-weight-complex="bold"/>
    </style:style>
    <style:style style:name="T22" style:family="text">
      <style:text-properties fo:font-weight="bold" officeooo:rsid="002bce19" style:font-weight-asian="bold" style:font-weight-complex="bold"/>
    </style:style>
    <style:style style:name="T23" style:family="text">
      <style:text-properties fo:font-weight="bold" officeooo:rsid="00ab396b" style:font-weight-asian="bold" style:font-weight-complex="bold"/>
    </style:style>
    <style:style style:name="T24" style:family="text">
      <style:text-properties fo:font-weight="bold" officeooo:rsid="00abeeb7" style:font-weight-asian="bold" style:font-weight-complex="bold"/>
    </style:style>
    <style:style style:name="T25" style:family="text">
      <style:text-properties officeooo:rsid="0033828e"/>
    </style:style>
    <style:style style:name="T26" style:family="text">
      <style:text-properties officeooo:rsid="0035583b"/>
    </style:style>
    <style:style style:name="T27" style:family="text">
      <style:text-properties officeooo:rsid="00369f14"/>
    </style:style>
    <style:style style:name="T28" style:family="text">
      <style:text-properties text:display="none"/>
    </style:style>
    <style:style style:name="T29" style:family="text">
      <style:text-properties officeooo:rsid="004147b8"/>
    </style:style>
    <style:style style:name="T30" style:family="text">
      <style:text-properties officeooo:rsid="0047df63"/>
    </style:style>
    <style:style style:name="T31" style:family="text">
      <style:text-properties fo:font-variant="normal" fo:text-transform="none" fo:color="#222222" fo:letter-spacing="normal" fo:font-style="normal"/>
    </style:style>
    <style:style style:name="T32" style:family="text">
      <style:text-properties fo:font-variant="normal" fo:text-transform="none" fo:color="#222222" fo:letter-spacing="normal" fo:font-style="normal" officeooo:rsid="0048825d"/>
    </style:style>
    <style:style style:name="T33" style:family="text">
      <style:text-properties fo:font-variant="normal" fo:text-transform="none" fo:color="#222222" fo:letter-spacing="normal" fo:font-style="normal" officeooo:rsid="004f3f25"/>
    </style:style>
    <style:style style:name="T34" style:family="text">
      <style:text-properties fo:font-variant="normal" fo:text-transform="none" fo:color="#222222" fo:letter-spacing="normal" fo:font-style="normal" officeooo:rsid="00519794"/>
    </style:style>
    <style:style style:name="T35" style:family="text">
      <style:text-properties fo:font-variant="normal" fo:text-transform="none" fo:color="#222222" fo:letter-spacing="normal" fo:font-style="normal" officeooo:rsid="0052ce80"/>
    </style:style>
    <style:style style:name="T36" style:family="text">
      <style:text-properties fo:font-variant="normal" fo:text-transform="none" fo:color="#222222" fo:letter-spacing="normal" fo:font-style="normal" style:text-underline-style="solid" style:text-underline-width="auto" style:text-underline-color="font-color"/>
    </style:style>
    <style:style style:name="T37" style:family="text">
      <style:text-properties fo:font-variant="normal" fo:text-transform="none" fo:color="#222222" fo:letter-spacing="normal" fo:font-style="normal" style:text-underline-style="solid" style:text-underline-width="auto" style:text-underline-color="font-color" style:font-weight-asian="normal" style:font-weight-complex="normal"/>
    </style:style>
    <style:style style:name="T38" style:family="text">
      <style:text-properties fo:font-variant="normal" fo:text-transform="none" fo:color="#222222" fo:letter-spacing="normal" fo:font-style="normal" style:text-underline-style="solid" style:text-underline-width="auto" style:text-underline-color="font-color" officeooo:rsid="004a81fd"/>
    </style:style>
    <style:style style:name="T39" style:family="text">
      <style:text-properties fo:font-variant="normal" fo:text-transform="none" fo:color="#222222" fo:letter-spacing="normal" fo:font-style="normal" style:text-underline-style="solid" style:text-underline-width="auto" style:text-underline-color="font-color" officeooo:rsid="00758d03"/>
    </style:style>
    <style:style style:name="T40" style:family="text">
      <style:text-properties fo:font-variant="normal" fo:text-transform="none" fo:color="#222222" fo:letter-spacing="normal" fo:font-style="normal" style:text-underline-style="solid" style:text-underline-width="auto" style:text-underline-color="font-color" officeooo:rsid="0078e8a6"/>
    </style:style>
    <style:style style:name="T41" style:family="text">
      <style:text-properties fo:font-variant="normal" fo:text-transform="none" fo:color="#222222" fo:letter-spacing="normal" fo:font-style="normal" style:text-underline-style="solid" style:text-underline-width="auto" style:text-underline-color="font-color" officeooo:rsid="008bb231"/>
    </style:style>
    <style:style style:name="T42" style:family="text">
      <style:text-properties fo:font-variant="normal" fo:text-transform="none" fo:color="#222222" fo:letter-spacing="normal" fo:font-style="normal" officeooo:rsid="0054b15c"/>
    </style:style>
    <style:style style:name="T43" style:family="text">
      <style:text-properties fo:font-variant="normal" fo:text-transform="none" fo:color="#222222" fo:letter-spacing="normal" fo:font-style="normal" officeooo:rsid="00561bce"/>
    </style:style>
    <style:style style:name="T44" style:family="text">
      <style:text-properties fo:font-variant="normal" fo:text-transform="none" fo:color="#222222" fo:letter-spacing="normal" fo:font-style="normal" style:text-underline-style="none"/>
    </style:style>
    <style:style style:name="T45" style:family="text">
      <style:text-properties fo:font-variant="normal" fo:text-transform="none" fo:color="#222222" fo:letter-spacing="normal" fo:font-style="normal" style:text-underline-style="none" officeooo:rsid="0048825d"/>
    </style:style>
    <style:style style:name="T46" style:family="text">
      <style:text-properties fo:font-variant="normal" fo:text-transform="none" fo:color="#222222" fo:letter-spacing="normal" fo:font-style="normal" style:text-underline-style="none" fo:font-weight="bold" officeooo:rsid="0048825d" style:font-weight-asian="bold" style:font-weight-complex="bold"/>
    </style:style>
    <style:style style:name="T47" style:family="text">
      <style:text-properties fo:font-variant="normal" fo:text-transform="none" fo:color="#222222" fo:letter-spacing="normal" fo:font-style="normal" officeooo:rsid="005af135"/>
    </style:style>
    <style:style style:name="T48" style:family="text">
      <style:text-properties fo:font-variant="normal" fo:text-transform="none" fo:color="#222222" fo:letter-spacing="normal" fo:font-style="normal" officeooo:rsid="005c3b1e"/>
    </style:style>
    <style:style style:name="T49" style:family="text">
      <style:text-properties fo:font-variant="normal" fo:text-transform="none" fo:color="#222222" fo:letter-spacing="normal" fo:font-style="normal" officeooo:rsid="005d8c50"/>
    </style:style>
    <style:style style:name="T50" style:family="text">
      <style:text-properties fo:font-variant="normal" fo:text-transform="none" fo:color="#222222" fo:letter-spacing="normal" fo:font-style="normal" officeooo:rsid="004a81fd"/>
    </style:style>
    <style:style style:name="T51" style:family="text">
      <style:text-properties fo:font-variant="normal" fo:text-transform="none" fo:color="#222222" fo:letter-spacing="normal" fo:font-style="normal" officeooo:rsid="00758d03"/>
    </style:style>
    <style:style style:name="T52" style:family="text">
      <style:text-properties fo:font-variant="normal" fo:text-transform="none" fo:color="#222222" fo:letter-spacing="normal" fo:font-style="normal" officeooo:rsid="0075f511"/>
    </style:style>
    <style:style style:name="T53" style:family="text">
      <style:text-properties fo:font-variant="normal" fo:text-transform="none" fo:color="#222222" fo:letter-spacing="normal" fo:font-style="normal" officeooo:rsid="00713f66"/>
    </style:style>
    <style:style style:name="T54" style:family="text">
      <style:text-properties fo:font-variant="normal" fo:text-transform="none" fo:color="#222222" fo:letter-spacing="normal" fo:font-style="normal" officeooo:rsid="007668c9"/>
    </style:style>
    <style:style style:name="T55" style:family="text">
      <style:text-properties fo:font-variant="normal" fo:text-transform="none" fo:color="#222222" fo:letter-spacing="normal" fo:font-style="normal" officeooo:rsid="007504b2"/>
    </style:style>
    <style:style style:name="T56" style:family="text">
      <style:text-properties fo:font-variant="normal" fo:text-transform="none" fo:color="#222222" fo:letter-spacing="normal" fo:font-style="normal" officeooo:rsid="0078e8a6"/>
    </style:style>
    <style:style style:name="T57" style:family="text">
      <style:text-properties fo:font-variant="normal" fo:text-transform="none" fo:color="#222222" fo:letter-spacing="normal" fo:font-style="normal" officeooo:rsid="007aabe6"/>
    </style:style>
    <style:style style:name="T58" style:family="text">
      <style:text-properties fo:font-variant="normal" fo:text-transform="none" fo:color="#222222" fo:letter-spacing="normal" fo:font-style="normal" officeooo:rsid="007ae7b2"/>
    </style:style>
    <style:style style:name="T59" style:family="text">
      <style:text-properties fo:font-variant="normal" fo:text-transform="none" fo:color="#222222" fo:letter-spacing="normal" fo:font-style="normal" officeooo:rsid="007ca665"/>
    </style:style>
    <style:style style:name="T60" style:family="text">
      <style:text-properties fo:font-variant="normal" fo:text-transform="none" fo:color="#222222" fo:letter-spacing="normal" fo:font-style="normal" officeooo:rsid="007e25a8"/>
    </style:style>
    <style:style style:name="T61" style:family="text">
      <style:text-properties fo:font-variant="normal" fo:text-transform="none" fo:color="#222222" fo:letter-spacing="normal" fo:font-style="normal" officeooo:rsid="007fa533"/>
    </style:style>
    <style:style style:name="T62" style:family="text">
      <style:text-properties fo:font-variant="normal" fo:text-transform="none" fo:color="#222222" fo:letter-spacing="normal" fo:font-style="normal" officeooo:rsid="008cead0"/>
    </style:style>
    <style:style style:name="T63" style:family="text">
      <style:text-properties fo:font-variant="normal" fo:text-transform="none" fo:color="#222222" fo:letter-spacing="normal" fo:font-style="normal" officeooo:rsid="008f87fd"/>
    </style:style>
    <style:style style:name="T64" style:family="text">
      <style:text-properties fo:font-variant="normal" fo:text-transform="none" fo:color="#222222" fo:letter-spacing="normal" fo:font-style="normal" officeooo:rsid="009683d7"/>
    </style:style>
    <style:style style:name="T65" style:family="text">
      <style:text-properties fo:font-variant="normal" fo:text-transform="none" fo:color="#222222" fo:letter-spacing="normal" fo:font-style="normal" officeooo:rsid="009838e6"/>
    </style:style>
    <style:style style:name="T66" style:family="text">
      <style:text-properties fo:font-variant="normal" fo:text-transform="none" fo:color="#222222" fo:letter-spacing="normal" fo:font-style="normal" officeooo:rsid="00963f59"/>
    </style:style>
    <style:style style:name="T67" style:family="text">
      <style:text-properties fo:font-variant="normal" fo:text-transform="none" fo:color="#222222" fo:letter-spacing="normal" fo:font-style="normal" officeooo:rsid="009d7027"/>
    </style:style>
    <style:style style:name="T68" style:family="text">
      <style:text-properties fo:font-variant="normal" fo:text-transform="none" fo:color="#222222" style:font-name="Caladea" fo:font-size="11pt" fo:letter-spacing="normal" fo:font-style="normal" style:text-underline-style="none" fo:font-weight="normal" officeooo:rsid="0078e8a6" style:font-size-asian="11pt" style:font-weight-asian="normal" style:font-size-complex="11pt" style:font-weight-complex="normal"/>
    </style:style>
    <style:style style:name="T69" style:family="text">
      <style:text-properties fo:font-variant="normal" fo:text-transform="none" fo:color="#222222" style:font-name="Caladea" fo:font-size="11pt" fo:letter-spacing="normal" fo:font-style="normal" style:text-underline-style="none" fo:font-weight="normal" officeooo:rsid="007aabe6" style:font-size-asian="11pt" style:font-weight-asian="normal" style:font-size-complex="11pt" style:font-weight-complex="normal"/>
    </style:style>
    <style:style style:name="T70" style:family="text">
      <style:text-properties fo:font-variant="normal" fo:text-transform="none" fo:color="#222222" style:font-name="Caladea" fo:font-size="11pt" fo:letter-spacing="normal" fo:font-style="normal" style:text-underline-style="none" fo:font-weight="normal" officeooo:rsid="008cead0" style:font-size-asian="11pt" style:font-weight-asian="normal" style:font-size-complex="11pt" style:font-weight-complex="normal"/>
    </style:style>
    <style:style style:name="T71" style:family="text">
      <style:text-properties officeooo:rsid="004d75dd"/>
    </style:style>
    <style:style style:name="T72" style:family="text">
      <style:text-properties officeooo:rsid="00511476"/>
    </style:style>
    <style:style style:name="T73" style:family="text">
      <style:text-properties officeooo:rsid="00519794"/>
    </style:style>
    <style:style style:name="T74" style:family="text">
      <style:text-properties style:text-underline-style="solid" style:text-underline-width="auto" style:text-underline-color="font-color"/>
    </style:style>
    <style:style style:name="T75" style:family="text">
      <style:text-properties style:text-underline-style="none"/>
    </style:style>
    <style:style style:name="T76" style:family="text">
      <style:text-properties style:text-underline-style="none" officeooo:rsid="005f0448"/>
    </style:style>
    <style:style style:name="T77" style:family="text">
      <style:text-properties style:text-underline-style="none" officeooo:rsid="005c3b1e"/>
    </style:style>
    <style:style style:name="T78" style:family="text">
      <style:text-properties officeooo:rsid="005af135"/>
    </style:style>
    <style:style style:name="T79" style:family="text">
      <style:text-properties officeooo:rsid="005f0448"/>
    </style:style>
    <style:style style:name="T80" style:family="text">
      <style:text-properties officeooo:rsid="006034a5"/>
    </style:style>
    <style:style style:name="T81" style:family="text">
      <style:text-properties officeooo:rsid="0064dba6"/>
    </style:style>
    <style:style style:name="T82" style:family="text">
      <style:text-properties officeooo:rsid="0067e6c1"/>
    </style:style>
    <style:style style:name="T83" style:family="text">
      <style:text-properties officeooo:rsid="0069fb69"/>
    </style:style>
    <style:style style:name="T84" style:family="text">
      <style:text-properties officeooo:rsid="006a73a1"/>
    </style:style>
    <style:style style:name="T85" style:family="text">
      <style:text-properties officeooo:rsid="00713f66"/>
    </style:style>
    <style:style style:name="T86" style:family="text">
      <style:text-properties officeooo:rsid="007504b2"/>
    </style:style>
    <style:style style:name="T87" style:family="text">
      <style:text-properties officeooo:rsid="0023894e" style:font-size-asian="15.75pt"/>
    </style:style>
    <style:style style:name="T88" style:family="text">
      <style:text-properties fo:font-size="16pt" style:font-size-asian="16pt" style:font-size-complex="16pt"/>
    </style:style>
    <style:style style:name="T89" style:family="text">
      <style:text-properties officeooo:rsid="008dbf9b"/>
    </style:style>
    <style:style style:name="T90" style:family="text">
      <style:text-properties officeooo:rsid="008dd3e1"/>
    </style:style>
    <style:style style:name="T91" style:family="text">
      <style:text-properties officeooo:rsid="008f861b"/>
    </style:style>
    <style:style style:name="T92" style:family="text">
      <style:text-properties officeooo:rsid="008fe2b2"/>
    </style:style>
    <style:style style:name="T93" style:family="text">
      <style:text-properties officeooo:rsid="0048825d" style:font-weight-asian="normal" style:font-weight-complex="normal"/>
    </style:style>
    <style:style style:name="T94" style:family="text">
      <style:text-properties officeooo:rsid="0054b15c" style:font-weight-asian="normal" style:font-weight-complex="normal"/>
    </style:style>
    <style:style style:name="T95" style:family="text">
      <style:text-properties officeooo:rsid="009683d7"/>
    </style:style>
    <style:style style:name="T96" style:family="text">
      <style:text-properties officeooo:rsid="009980e3"/>
    </style:style>
    <style:style style:name="T97" style:family="text">
      <style:text-properties officeooo:rsid="009b6900"/>
    </style:style>
    <style:style style:name="T98" style:family="text">
      <style:text-properties officeooo:rsid="009e0155"/>
    </style:style>
    <style:style style:name="T99" style:family="text">
      <style:text-properties officeooo:rsid="009fdf91"/>
    </style:style>
    <style:style style:name="T100" style:family="text">
      <style:text-properties officeooo:rsid="00a6dc89"/>
    </style:style>
    <style:style style:name="T101" style:family="text">
      <style:text-properties officeooo:rsid="00ab396b"/>
    </style:style>
    <style:style style:name="T102" style:family="text">
      <style:text-properties officeooo:rsid="00abeeb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eer to Peer Systems and Blockchains</text:p>
      <text:p text:style-name="P1">Academic Year 2018/2019</text:p>
      <text:p text:style-name="P1"><text:span text:style-name="T2">Finalt</text:span>erm <text:span text:style-name="T1">assignment</text:span></text:p>
      <text:p text:style-name="P1">Smart Auctions: Dutch, English and Vickery Auctions</text:p>
      <text:p text:style-name="P1">on the Ethereum blockchain</text:p>
      <text:p text:style-name="P1"/>
      <text:p text:style-name="P1">Report</text:p>
      <text:p text:style-name="P1"/>
      <text:p text:style-name="P1">Leonardo Frioli </text:p>
      <text:p text:style-name="P1">580611</text:p>
      <text:p text:style-name="P1"/>
      <text:p text:style-name="P31">I<text:span text:style-name="T3">ndex</text:span></text:p>
      <text:list xml:id="list80978020" text:style-name="L1">
        <text:list-item>
          <text:p text:style-name="P33">Int<text:span text:style-name="T3">roduction</text:span></text:p>
        </text:list-item>
        <text:list-item>
          <text:p text:style-name="P34">General Considerations</text:p>
          <text:list>
            <text:list-item>
              <text:p text:style-name="P35">Escrow</text:p>
            </text:list-item>
            <text:list-item>
              <text:p text:style-name="P36">Auction House</text:p>
            </text:list-item>
            <text:list-item>
              <text:p text:style-name="P37">AddBlock function</text:p>
            </text:list-item>
            <text:list-item>
              <text:p text:style-name="P38">GracePeriod</text:p>
            </text:list-item>
          </text:list>
        </text:list-item>
        <text:list-item>
          <text:p text:style-name="P34">Vickrey Auction</text:p>
          <text:list>
            <text:list-item>
              <text:p text:style-name="P44">Deposit</text:p>
            </text:list-item>
            <text:list-item>
              <text:p text:style-name="P43"><text:span text:style-name="T99">doKekkak</text:span> function</text:p>
            </text:list-item>
            <text:list-item>
              <text:p text:style-name="P39">Gas <text:span text:style-name="T80">Estimation</text:span></text:p>
            </text:list-item>
          </text:list>
        </text:list-item>
        <text:list-item>
          <text:p text:style-name="P34">Dutch Auction</text:p>
          <text:list>
            <text:list-item>
              <text:p text:style-name="P34">Descreasing Strategies</text:p>
            </text:list-item>
            <text:list-item>
              <text:p text:style-name="P40">Gas <text:span text:style-name="T80">Estimation</text:span></text:p>
            </text:list-item>
          </text:list>
        </text:list-item>
        <text:list-item>
          <text:p text:style-name="P42">Conclusions</text:p>
        </text:list-item>
      </text:list>
      <text:p text:style-name="P9"/>
      <text:p text:style-name="P9"><text:s text:c="6"/><text:span text:style-name="T14">Appendix</text:span></text:p>
      <text:list xml:id="list2635746105" text:style-name="L2">
        <text:list-item>
          <text:p text:style-name="P41">List of operation to run the VickeryAuction</text:p>
        </text:list-item>
        <text:list-item>
          <text:p text:style-name="P41">List of operations to run the DutchAuction</text:p>
        </text:list-item>
      </text:list>
      <text:p text:style-name="P7"/>
      <text:p text:style-name="P32">I<text:span text:style-name="T4">ntroduction</text:span></text:p>
      <text:p text:style-name="P2"/>
      <text:p text:style-name="P18">The main purpose of this report is to explain some choices done during the implementation of the final term, to show the gas usage of <text:s/>the most relevant functions and to provide some lists of operations in order to run the contracts.</text:p>
      <text:p text:style-name="P18"/>
      <text:p text:style-name="P19">Beside the VickeryAuction that was mandatory, the DutchAuction has been implemented because it’s <text:span text:style-name="T25">more</text:span> intresting with respect to the common English one. <text:span text:style-name="T15">Both the Auction have been implemented and tested in the Remix web environment using the version 0.4.22 of the compiler.</text:span></text:p>
      <text:p text:style-name="P8"/>
      <text:p text:style-name="P5">General Consideration</text:p>
      <text:p text:style-name="P3"><text:line-break/><text:span text:style-name="T8">In this section </text:span><text:span text:style-name="T6">we are going to discuss consideration</text:span><text:span text:style-name="T9">s</text:span><text:span text:style-name="T6"> concerning both the implemented auctions. </text:span><text:span text:style-name="T7">In particular we are going to talk about the implementation of a basic escrow contract, the role of the auction house, the implementation </text:span><text:span text:style-name="T9">of</text:span><text:span text:style-name="T7"> the addBlock function and of the grace period.</text:span></text:p>
      <text:p text:style-name="P11"/>
      <text:p text:style-name="P26">Escrow</text:p>
      <text:p text:style-name="P12">A simple escrow contract (SimpleEscrow.sol) <text:span text:style-name="T16">is</text:span> provided. <text:span text:style-name="T17">This contract offer a very basic service for resolving conflicts between the seller and the buyer (winner bidder). The contract must be (and indeed is) initialized inside one of the two Auction contracts. The auction contracts will then expose the SimpleEscrow functionalities providing wrappers to its functions. The SimpleEscrow requires in input the address of a trusted third party that will resolve, if needed, the conflict between the two parties and that is the only one to have the power to conclude the escrow (function conclude()). For simplicity this contract is initialized using <text:s/>as trusted third party the auction house.</text:span></text:p>
      <text:p text:style-name="P11"/>
      <text:p text:style-name="P25">Auction House</text:p>
      <text:p text:style-name="P20">The concept of auction house has been modelled too because reading the Final-Term specification and the Final Project ones it seems to be required. <text:span text:style-name="T18">The auction house is that address which deploys the contract, calls the finalize function in the VickreyAuction, and acts as third trusted party in the escrow. </text:span></text:p>
      <text:p text:style-name="P21">Nevertheless, I think that this kind of entity can be omitted because one of the aims of the distributed blockchain is to avoid a central authority. <text:span text:style-name="T19">In this case (in my opinion) the auction house is acting as a central authority; we could have had instead disregarded it and have given to the selller the dutyof the deployment of the Auction.</text:span></text:p>
      <text:p text:style-name="P16"/>
      <text:p text:style-name="P27">AddBlock function</text:p>
      <text:p text:style-name="P22">Since we are in Remix, we are the only one<text:span text:style-name="T26">s</text:span> putting blocks on the local blockchain. <text:span text:style-name="T20">Some functionalities to implement require some time to pass, counted as blocks in the chain. To avoid commenting this functionalities to have a fast test phase, a dummy function called </text:span><text:span text:style-name="T22">addBlock</text:span><text:span text:style-name="T20"> (which emit an event) has been implemented. This function can be used to add blocks in the blockchain simulating a real environment. Of course this function is just for testing puposes and if we think to a real deployment we should delete it.</text:span></text:p>
      <text:p text:style-name="P17"><text:soft-page-break/></text:p>
      <text:p text:style-name="P17"/>
      <text:p text:style-name="P28">GracePeriod</text:p>
      <text:p text:style-name="P23">The grace period has, more or less, the same problem stated in the addBlock function. <text:span text:style-name="T27">We can’t set fixed mining rate of, for istance, 1 block every 15 seconds because in that way we need to add quite a lot of blocks before starting. The mining rate is take as an input parameter in the contract constructor so that it’s easier to set it. In that way <text:s/>a rate of 1 block every 300 seconds(5 mins) can be passed so that the grace period is equal to 1 and it’s easier to test the Auction. This input parameter is anyway useful in a real deployment because allows to have more flexibility and to allign the contract mining rate parameter to that one of the Ethereum blockchain.</text:span></text:p>
      <text:p text:style-name="P10"/>
      <text:p text:style-name="P150"><text:span text:style-name="T99">Vickrey</text:span>Auction</text:p>
      <text:p text:style-name="P152"><text:line-break/><text:span text:style-name="T10">The implementation fo the </text:span><text:span text:style-name="T12">Vickrey</text:span><text:span text:style-name="T10">Auction is </text:span></text:p>
      <text:p text:style-name="P50"/>
      <text:p text:style-name="P56">De<text:span text:style-name="T99">posit</text:span></text:p>
      <text:p text:style-name="P47">The <text:span text:style-name="T100">deposit is taken as input parameter, but it must be al least two times the reservePrice. In this way a dishonest bidder must pay (at least) the reservePrice to another bidder to convince it to withdraw, or has to pay (two times) the reservePrice to convince him to not open his bid. <text:s/>Since the bad agent should do this for more than one bidder if he want to increase his chances of winning, he will be forced to invest a lot of money. From the other hand a honest agent is encouraged to open his bid because in that way he can take back all the moneys and avoid to loose half of the deposit or the entire one.</text:span></text:p>
      <text:p text:style-name="P47"/>
      <text:p text:style-name="P59">doKekkak function</text:p>
      <text:p text:style-name="P47"><text:span text:style-name="T101">The </text:span><text:span text:style-name="T23">commitBid <text:s/></text:span><text:span text:style-name="T101">requires a kekkak hash in input, so the contract provides a </text:span><text:span text:style-name="T23">pure </text:span><text:span text:style-name="T102">function called</text:span><text:span text:style-name="T24"> doKekkak </text:span><text:span text:style-name="T102">to get the desired value. This function, as the </text:span><text:span text:style-name="T24">addBlock</text:span><text:span text:style-name="T102"> one previously discussed is provided only to ease the testing phase, if we want to deploy the contract in a real blockchain maybe it’s better to delete it.</text:span></text:p>
      <text:p text:style-name="P16"/>
      <text:p text:style-name="P58">Gas Estimation</text:p>
      <text:p text:style-name="P48">The <text:span text:style-name="T80">next table will show the gas cost provided by Remix during the execution of the most importat functions. The functions considered are those one called in the examples present in the Appendix [1]. </text:span></text:p>
      <text:p text:style-name="P51"/>
      <table:table table:name="Tabella2" table:style-name="Tabella2">
        <table:table-column table:style-name="Tabella2.A" table:number-columns-repeated="4"/>
        <table:table-row>
          <table:table-cell table:style-name="Tabella2.A1" office:value-type="string">
            <text:p text:style-name="P173">Functions</text:p>
          </table:table-cell>
          <table:table-cell table:style-name="Tabella2.A1" office:value-type="string">
            <text:p text:style-name="P173">Transaction cost</text:p>
          </table:table-cell>
          <table:table-cell table:style-name="Tabella2.A1" office:value-type="string">
            <text:p text:style-name="P183">Execution Cost</text:p>
          </table:table-cell>
          <table:table-cell table:style-name="Tabella2.D1" office:value-type="string">
            <text:p text:style-name="P173">Comments</text:p>
          </table:table-cell>
        </table:table-row>
        <table:table-row>
          <table:table-cell table:style-name="Tabella2.A2" office:value-type="string">
            <text:p text:style-name="P171">deploy Auction</text:p>
          </table:table-cell>
          <table:table-cell table:style-name="Tabella2.A2" office:value-type="string">
            <text:p text:style-name="P179">3470830</text:p>
          </table:table-cell>
          <table:table-cell table:style-name="Tabella2.A2" office:value-type="string">
            <text:p text:style-name="P188">2632914</text:p>
          </table:table-cell>
          <table:table-cell table:style-name="Tabella2.D2" office:value-type="string">
            <text:p text:style-name="P192"/>
          </table:table-cell>
        </table:table-row>
        <table:table-row>
          <table:table-cell table:style-name="Tabella2.A2" office:value-type="string">
            <text:p text:style-name="P178">commitBid</text:p>
          </table:table-cell>
          <table:table-cell table:style-name="Tabella2.A2" office:value-type="string">
            <text:p text:style-name="P179">46658</text:p>
          </table:table-cell>
          <table:table-cell table:style-name="Tabella2.A2" office:value-type="string">
            <text:p text:style-name="P188">23210</text:p>
          </table:table-cell>
          <table:table-cell table:style-name="Tabella2.D2" office:value-type="string">
            <text:p text:style-name="P196">We got always this costs</text:p>
          </table:table-cell>
        </table:table-row>
        <table:table-row>
          <table:table-cell table:style-name="Tabella2.A2" office:value-type="string">
            <text:p text:style-name="P178">withdraw</text:p>
          </table:table-cell>
          <table:table-cell table:style-name="Tabella2.A2" office:value-type="string">
            <text:p text:style-name="P180">21827</text:p>
          </table:table-cell>
          <table:table-cell table:style-name="Tabella2.A2" office:value-type="string">
            <text:p text:style-name="P189">15555</text:p>
          </table:table-cell>
          <table:table-cell table:style-name="Tabella2.D2" office:value-type="string">
            <text:p text:style-name="P197">We got always this costs</text:p>
          </table:table-cell>
        </table:table-row>
        <table:table-row>
          <table:table-cell table:style-name="Tabella2.A2" office:value-type="string">
            <text:p text:style-name="P178">open</text:p>
          </table:table-cell>
          <table:table-cell table:style-name="Tabella2.A2" office:value-type="string">
            <text:p text:style-name="P180">30812</text:p>
          </table:table-cell>
          <table:table-cell table:style-name="Tabella2.A2" office:value-type="string">
            <text:p text:style-name="P189">24348</text:p>
          </table:table-cell>
          <table:table-cell table:style-name="Tabella2.D2" office:value-type="string">
            <text:p text:style-name="P194"/>
          </table:table-cell>
        </table:table-row>
        <table:table-row>
          <table:table-cell table:style-name="Tabella2.A2" office:value-type="string">
            <text:p text:style-name="P178">finalize</text:p>
          </table:table-cell>
          <table:table-cell table:style-name="Tabella2.A2" office:value-type="string">
            <text:p text:style-name="P181">831450</text:p>
          </table:table-cell>
          <table:table-cell table:style-name="Tabella2.A2" office:value-type="string">
            <text:p text:style-name="P190">810178</text:p>
          </table:table-cell>
          <table:table-cell table:style-name="Tabella2.D2" office:value-type="string">
            <text:p text:style-name="P195">The cost is high because we should consider the <text:soft-page-break/>SimpleEscrow contract creation inside</text:p>
          </table:table-cell>
        </table:table-row>
        <table:table-row>
          <table:table-cell table:style-name="Tabella2.A2" office:value-type="string">
            <text:p text:style-name="P170">acceptEscrow</text:p>
          </table:table-cell>
          <table:table-cell table:style-name="Tabella2.A2" office:value-type="string">
            <text:p text:style-name="P181">32709</text:p>
          </table:table-cell>
          <table:table-cell table:style-name="Tabella2.A2" office:value-type="string">
            <text:p text:style-name="P190">11437</text:p>
          </table:table-cell>
          <table:table-cell table:style-name="Tabella2.D2" office:value-type="string">
            <text:p text:style-name="P192"/>
          </table:table-cell>
        </table:table-row>
        <table:table-row>
          <table:table-cell table:style-name="Tabella2.A2" office:value-type="string">
            <text:p text:style-name="P170">concludeEscrow</text:p>
          </table:table-cell>
          <table:table-cell table:style-name="Tabella2.A2" office:value-type="string">
            <text:p text:style-name="P181">35282</text:p>
          </table:table-cell>
          <table:table-cell table:style-name="Tabella2.A2" office:value-type="string">
            <text:p text:style-name="P190">14010</text:p>
          </table:table-cell>
          <table:table-cell table:style-name="Tabella2.D2" office:value-type="string">
            <text:p text:style-name="P199"/>
          </table:table-cell>
        </table:table-row>
        <table:table-row>
          <table:table-cell table:style-name="Tabella2.A2" office:value-type="string">
            <text:p text:style-name="P170">total</text:p>
          </table:table-cell>
          <table:table-cell table:style-name="Tabella2.B9" table:formula="ooow:sum&lt;B2:B8&gt;" office:value-type="float" office:value="4469568">
            <text:p text:style-name="P176">4469568</text:p>
          </table:table-cell>
          <table:table-cell table:style-name="Tabella2.B9" table:formula="ooow:sum(&lt;B9&gt;)&lt;C2:C8&gt;" office:value-type="float" office:value="3531652">
            <text:p text:style-name="P186">3531652</text:p>
          </table:table-cell>
          <table:table-cell table:style-name="Tabella2.D2" office:value-type="string">
            <text:p text:style-name="P192"/>
          </table:table-cell>
        </table:table-row>
      </table:table>
      <text:p text:style-name="P51"/>
      <text:p text:style-name="P53">The execution cost is the relevant parameter, but also the transaction cost has been inserted. <text:span text:style-name="T84">The values derived from an average of the values of gas given by Remix output panel.</text:span></text:p>
      <text:p text:style-name="P16"/>
      <text:p text:style-name="P6">DutchAuction</text:p>
      <text:p text:style-name="P4"><text:line-break/><text:span text:style-name="T10">The implementation o</text:span><text:span text:style-name="T12">f</text:span><text:span text:style-name="T10"> the DutchAuction is pretty much linear, the only thing to discuss is the implementation of the Decreasing Strategies</text:span></text:p>
      <text:p text:style-name="P13"/>
      <text:p text:style-name="P29">Decreasing Strategies</text:p>
      <text:p text:style-name="P24">The strategies implemented are the ones in <text:span text:style-name="T21">[Fig1]</text:span>: <text:span text:style-name="T29">the blue is linear, the yellow is logarithmic and the red is an inverse logarithm. The yellow curve and the red are calculated from the green mirroring the result w.r.t. the line x = 4 for the yellow, and y = 2 for the red.</text:span></text:p>
      <text:p text:style-name="P13"><draw:frame draw:style-name="fr1" draw:name="Cornice1" text:anchor-type="paragraph" svg:x="1.512cm" svg:y="0.42cm" svg:width="13.869cm" draw:z-index="0"><draw:text-box fo:min-height="6.937cm"><text:p text:style-name="Caption"><draw:frame draw:style-name="fr2" draw:name="Oggetto1" text:anchor-type="paragraph" svg:y="0.212cm" svg:width="14.402cm" style:rel-width="100%" svg:height="7.07cm" style:rel-height="scale" draw:z-index="1"><draw:object xlink:href="./Object 1" xlink:type="simple" xlink:show="embed" xlink:actuate="onLoad"/><draw:image xlink:href="./ObjectReplacements/Object 1" xlink:type="simple" xlink:show="embed" xlink:actuate="onLoad"/></draw:frame><text:span text:style-name="T28"><text:line-break/></text:span>Fig1 - Decreasing Strategie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7"><text:soft-page-break/>Gas Estimation</text:p>
      <text:p text:style-name="P46">The <text:span text:style-name="T80">next table will show the gas cost provided by Remix during the execution of the most importat functions. The functions considered are those one called in the examples present in the Appendix [2]. </text:span></text:p>
      <text:p text:style-name="P13"/>
      <table:table table:name="Tabella1" table:style-name="Tabella1">
        <table:table-column table:style-name="Tabella1.A" table:number-columns-repeated="4"/>
        <table:table-row>
          <table:table-cell table:style-name="Tabella1.A1" office:value-type="string">
            <text:p text:style-name="P172">Functions</text:p>
          </table:table-cell>
          <table:table-cell table:style-name="Tabella1.A1" office:value-type="string">
            <text:p text:style-name="P172">Transaction cost</text:p>
          </table:table-cell>
          <table:table-cell table:style-name="Tabella1.A1" office:value-type="string">
            <text:p text:style-name="P182">Execution Cost</text:p>
          </table:table-cell>
          <table:table-cell table:style-name="Tabella1.D1" office:value-type="string">
            <text:p text:style-name="P172">Comments</text:p>
          </table:table-cell>
        </table:table-row>
        <table:table-row>
          <table:table-cell table:style-name="Tabella1.A2" office:value-type="string">
            <text:p text:style-name="P169">deploy Strategy</text:p>
          </table:table-cell>
          <table:table-cell table:style-name="Tabella1.A2" office:value-type="string">
            <text:p text:style-name="P174">287017</text:p>
          </table:table-cell>
          <table:table-cell table:style-name="Tabella1.A2" office:value-type="string">
            <text:p text:style-name="P184">180157</text:p>
          </table:table-cell>
          <table:table-cell table:style-name="Tabella1.D2" office:value-type="string">
            <text:p text:style-name="P191"/>
          </table:table-cell>
        </table:table-row>
        <table:table-row>
          <table:table-cell table:style-name="Tabella1.A2" office:value-type="string">
            <text:p text:style-name="P169">deploy Auction</text:p>
          </table:table-cell>
          <table:table-cell table:style-name="Tabella1.A2" office:value-type="string">
            <text:p text:style-name="P174">2211227</text:p>
          </table:table-cell>
          <table:table-cell table:style-name="Tabella1.A2" office:value-type="string">
            <text:p text:style-name="P184">1686809</text:p>
          </table:table-cell>
          <table:table-cell table:style-name="Tabella1.D2" office:value-type="string">
            <text:p text:style-name="P191"/>
          </table:table-cell>
        </table:table-row>
        <table:table-row>
          <table:table-cell table:style-name="Tabella1.A2" office:value-type="string">
            <text:p text:style-name="P169">bid (unsuccessful)</text:p>
          </table:table-cell>
          <table:table-cell table:style-name="Tabella1.A2" office:value-type="string">
            <text:p text:style-name="P174">34<text:span text:style-name="T82">851</text:span></text:p>
          </table:table-cell>
          <table:table-cell table:style-name="Tabella1.A2" office:value-type="string">
            <text:p text:style-name="P184">13<text:span text:style-name="T82">579</text:span></text:p>
          </table:table-cell>
          <table:table-cell table:style-name="Tabella1.D2" office:value-type="string">
            <text:p text:style-name="P193">A correct bid but smaller the the current price</text:p>
          </table:table-cell>
        </table:table-row>
        <table:table-row>
          <table:table-cell table:style-name="Tabella1.A2" office:value-type="string">
            <text:p text:style-name="P169">bid (suceessful)</text:p>
          </table:table-cell>
          <table:table-cell table:style-name="Tabella1.A2" office:value-type="string">
            <text:p text:style-name="P174">825<text:span text:style-name="T82">993</text:span></text:p>
          </table:table-cell>
          <table:table-cell table:style-name="Tabella1.A2" office:value-type="string">
            <text:p text:style-name="P184">804<text:span text:style-name="T82">721</text:span></text:p>
          </table:table-cell>
          <table:table-cell table:style-name="Tabella1.D2" office:value-type="string">
            <text:p text:style-name="P193">The cost is high because we should consider the SimpleEscrow contract creation inside</text:p>
          </table:table-cell>
        </table:table-row>
        <table:table-row>
          <table:table-cell table:style-name="Tabella1.A2" office:value-type="string">
            <text:p text:style-name="P169">acceptEscrow</text:p>
          </table:table-cell>
          <table:table-cell table:style-name="Tabella1.A2" office:value-type="string">
            <text:p text:style-name="P177">3206<text:span text:style-name="T81">0</text:span></text:p>
          </table:table-cell>
          <table:table-cell table:style-name="Tabella1.A2" office:value-type="string">
            <text:p text:style-name="P187">10788</text:p>
          </table:table-cell>
          <table:table-cell table:style-name="Tabella1.D2" office:value-type="string">
            <text:p text:style-name="P191"/>
          </table:table-cell>
        </table:table-row>
        <table:table-row>
          <table:table-cell table:style-name="Tabella1.A2" office:value-type="string">
            <text:p text:style-name="P169">concludeEscrow</text:p>
          </table:table-cell>
          <table:table-cell table:style-name="Tabella1.A2" office:value-type="string">
            <text:p text:style-name="P177">34794</text:p>
          </table:table-cell>
          <table:table-cell table:style-name="Tabella1.A2" office:value-type="string">
            <text:p text:style-name="P187">13522</text:p>
          </table:table-cell>
          <table:table-cell table:style-name="Tabella1.D2" office:value-type="string">
            <text:p text:style-name="P198"/>
          </table:table-cell>
        </table:table-row>
        <table:table-row>
          <table:table-cell table:style-name="Tabella1.A2" office:value-type="string">
            <text:p text:style-name="P169">total</text:p>
          </table:table-cell>
          <table:table-cell table:style-name="Tabella1.B8" table:formula="ooow:sum&lt;B2:B7&gt;" office:value-type="float" office:value="3425942">
            <text:p text:style-name="P175">3425942</text:p>
          </table:table-cell>
          <table:table-cell table:style-name="Tabella1.B8" table:formula="ooow:sum(&lt;B8&gt;)&lt;C2:C7&gt;" office:value-type="float" office:value="2709576">
            <text:p text:style-name="P185">2709576</text:p>
          </table:table-cell>
          <table:table-cell table:style-name="Tabella1.D2" office:value-type="string">
            <text:p text:style-name="P191"/>
          </table:table-cell>
        </table:table-row>
      </table:table>
      <text:p text:style-name="P13"/>
      <text:p text:style-name="P52">The execution cost is the relevant parameter, but also the transaction cost has been inserted. <text:span text:style-name="T84">The values are derived from an average of the values of gas given by Remix output panel.</text:span></text:p>
      <text:p text:style-name="P13"/>
      <text:p text:style-name="P13"/>
      <text:p text:style-name="P13"/>
      <text:p text:style-name="P151">Conclusions</text:p>
      <text:p text:style-name="P153"><text:line-break/><text:span text:style-name="T10">T</text:span><text:span text:style-name="T13">he conclusions blah blah blah</text:span></text:p>
      <text:p text:style-name="P13"/>
      <text:p text:style-name="P13"/>
      <text:p text:style-name="P13"/>
      <text:p text:style-name="P13"/>
      <text:p text:style-name="P13"/>
      <text:p text:style-name="P168"><text:span text:style-name="T88">Appendix</text:span><text:span text:style-name="T87"><text:line-break/></text:span><text:span text:style-name="T11">W</text:span><text:span text:style-name="T5">e will know provide some list of operations to perform in order to try the Auctions.</text:span></text:p>
      <text:p text:style-name="P14"/>
      <text:p text:style-name="P45">[1] List of operations to run the VickreyAuction</text:p>
      <text:p text:style-name="P62">- <text:span text:style-name="T85">VICKREY AUCTION – LIST 1-</text:span></text:p>
      <text:p text:style-name="P83"/>
      <text:p text:style-name="P83">- <text:span text:style-name="T86">change the Remix gas limit to 4000000</text:span></text:p>
      <text:p text:style-name="P83">- <text:span text:style-name="T79">c</text:span>hoose an address that will be tha auction house and switch to it</text:p>
      <text:p text:style-name="P92"><text:span text:style-name="T86">1</text:span>) Deploy the VickreyAuction contract using as parameters</text:p>
      <text:list xml:id="list3142159422" text:style-name="L11">
        <text:list-item>
          <text:p text:style-name="P93">_reservePrice = 2<text:span text:style-name="T31">000000000000000000 // 2</text:span><text:span text:style-name="T32"> ether</text:span></text:p>
        </text:list-item>
        <text:list-item>
          <text:p text:style-name="P93"><text:span text:style-name="T32">_</text:span><text:span text:style-name="T31">commitmentPhaseLength = </text:span><text:span text:style-name="T52">3</text:span></text:p>
        </text:list-item>
        <text:list-item>
          <text:p text:style-name="P93"><text:span text:style-name="T31">_withdrawalphaseLength = 2</text:span></text:p>
        </text:list-item>
        <text:list-item>
          <text:p text:style-name="P93"><text:span text:style-name="T31">_openingPhaseLength = 3</text:span></text:p>
        </text:list-item>
        <text:list-item>
          <text:p text:style-name="P147"><text:span text:style-name="T44">depositRequired = <text:s/>4000000000000000000 // 2*reservePrice</text:span></text:p>
        </text:list-item>
        <text:list-item>
          <text:p text:style-name="P147"><text:span text:style-name="T44">_seller = </text:span><text:span text:style-name="T45"><text:s/></text:span><text:span text:style-name="T46">choose here the seller address</text:span></text:p>
        </text:list-item>
        <text:list-item>
          <text:p text:style-name="P156"><text:span text:style-name="T45">miningRate = 300 // 1 block every 300 seconds</text:span></text:p>
        </text:list-item>
      </text:list>
      <text:p text:style-name="P98">2) <text:span text:style-name="T50">call </text:span><text:span text:style-name="T38">addBlock</text:span><text:span text:style-name="T50"> </text:span><text:span text:style-name="T42"><text:s/>1 (grace period) </text:span><text:span text:style-name="T31">time</text:span></text:p>
      <text:p text:style-name="P63"><text:span text:style-name="T31">- choose an addres that will be BIDDER1 and switch to it</text:span></text:p>
      <text:p text:style-name="P99"><text:span text:style-name="T31">3) call </text:span><text:span text:style-name="T36">doKekkak</text:span><text:span text:style-name="T31">(</text:span><text:span text:style-name="T52">4</text:span><text:span text:style-name="T53">000000000000000000,</text:span><text:span text:style-name="T31">4) </text:span></text:p>
      <text:p text:style-name="P100"><text:span text:style-name="T31">4) call </text:span><text:span text:style-name="T36">commitBid</text:span><text:span text:style-name="T31"> using the </text:span><text:span text:style-name="T51">value retuned from the previous function,</text:span></text:p>
      <text:p text:style-name="P100"><text:span text:style-name="T51"><text:tab/> </text:span><text:span text:style-name="T57">passing as Value </text:span><text:span text:style-name="T60">4</text:span><text:span text:style-name="T57"> ether </text:span><text:span text:style-name="T60">(deposit)</text:span></text:p>
      <text:p text:style-name="P64"><text:span text:style-name="T31">- choose an addres that will be BIDDER</text:span><text:span text:style-name="T54">2</text:span><text:span text:style-name="T31"> and switch to it</text:span></text:p>
      <text:p text:style-name="P101"><text:span text:style-name="T54">5</text:span><text:span text:style-name="T31">) call </text:span><text:span text:style-name="T36">doKekkak</text:span><text:span text:style-name="T31">(</text:span><text:span text:style-name="T54">5</text:span><text:span text:style-name="T53">000000000000000000,</text:span><text:span text:style-name="T54">5</text:span><text:span text:style-name="T31">) </text:span></text:p>
      <text:p text:style-name="P100"><text:span text:style-name="T54">6</text:span><text:span text:style-name="T51">) call </text:span><text:span text:style-name="T39">commitBid</text:span><text:span text:style-name="T51"> using the value retuned from the previous function,</text:span></text:p>
      <text:p text:style-name="P100"><text:span text:style-name="T51"><text:tab/> </text:span><text:span text:style-name="T57">passing as Value </text:span><text:span text:style-name="T60">4</text:span><text:span text:style-name="T57"> ether </text:span><text:span text:style-name="T60">(deposit)</text:span></text:p>
      <text:p text:style-name="P64"><text:span text:style-name="T31">- choose an addres that will be BIDDER</text:span><text:span text:style-name="T54">3</text:span><text:span text:style-name="T31"> and switch to it</text:span></text:p>
      <text:p text:style-name="P101"><text:span text:style-name="T54">7</text:span><text:span text:style-name="T31">) call </text:span><text:span text:style-name="T36">doKekkak</text:span><text:span text:style-name="T31">(</text:span><text:span text:style-name="T54">3</text:span><text:span text:style-name="T53">000000000000000000,</text:span><text:span text:style-name="T54">3</text:span><text:span text:style-name="T31">) </text:span></text:p>
      <text:p text:style-name="P100"><text:span text:style-name="T54">8</text:span><text:span text:style-name="T51">) call </text:span><text:span text:style-name="T39">commitBid</text:span><text:span text:style-name="T51"> using the value retuned from the previous function,</text:span></text:p>
      <text:p text:style-name="P100"><text:span text:style-name="T51"><text:tab/> </text:span><text:span text:style-name="T57">passing as Value </text:span><text:span text:style-name="T60">4</text:span><text:span text:style-name="T57"> ether </text:span><text:span text:style-name="T60">(deposit)</text:span></text:p>
      <text:p text:style-name="P104"><text:span text:style-name="T51">9</text:span><text:span text:style-name="T31">) </text:span><text:span text:style-name="T50">call </text:span><text:span text:style-name="T38">addBlock</text:span><text:span text:style-name="T50"> </text:span><text:span text:style-name="T42"><text:s/></text:span><text:span text:style-name="T31">2</text:span><text:span text:style-name="T42"> (</text:span><text:span text:style-name="T53">_withdrawalphaseLength</text:span><text:span text:style-name="T42">) </text:span><text:span text:style-name="T55">time</text:span><text:span text:style-name="T31">s</text:span></text:p>
      <text:list xml:id="list637198586" text:style-name="L12">
        <text:list-item>
          <text:p text:style-name="P107"><text:span text:style-name="T31">no withdraw in this run</text:span></text:p>
        </text:list-item>
      </text:list>
      <text:p text:style-name="P67"><text:span text:style-name="T31">- switch to the address of BIDDER</text:span><text:span text:style-name="T57">2</text:span></text:p>
      <text:p text:style-name="P108"><text:span text:style-name="T31">10) </text:span><text:span text:style-name="T56">call </text:span><text:span text:style-name="T40">open</text:span><text:span text:style-name="T56">(</text:span><text:span text:style-name="T57">5) passing as Value 5 ether</text:span></text:p>
      <text:p text:style-name="P68"><text:span text:style-name="T31">- switch to the address of BIDDER</text:span><text:span text:style-name="T58">1</text:span></text:p>
      <text:p text:style-name="P109"><text:span text:style-name="T57">1</text:span><text:span text:style-name="T58">1</text:span><text:span text:style-name="T57">) </text:span><text:span text:style-name="T56">call </text:span><text:span text:style-name="T40">open</text:span><text:span text:style-name="T56">(</text:span><text:span text:style-name="T58">4</text:span><text:span text:style-name="T57">) passing as Value </text:span><text:span text:style-name="T58">4</text:span><text:span text:style-name="T57"> ether</text:span></text:p>
      <text:p text:style-name="P69"><text:span text:style-name="T31">- switch to the address of BIDDER</text:span><text:span text:style-name="T59">3</text:span></text:p>
      <text:p text:style-name="P110"><text:span text:style-name="T57">1</text:span><text:span text:style-name="T59">2</text:span><text:span text:style-name="T57">) </text:span><text:span text:style-name="T56">call </text:span><text:span text:style-name="T40">open</text:span><text:span text:style-name="T56">(</text:span><text:span text:style-name="T59">3</text:span><text:span text:style-name="T57">) passing as Value </text:span><text:span text:style-name="T59">3</text:span><text:span text:style-name="T57"> ether</text:span></text:p>
      <text:list xml:id="list225159188" text:style-name="L13">
        <text:list-item>
          <text:p text:style-name="P116"><text:span text:style-name="T57">B</text:span><text:span text:style-name="T31">IDDER3 will get compensated of 3 + 4 (deposit</text:span><text:span text:style-name="T61">) ether</text:span></text:p>
        </text:list-item>
      </text:list>
      <text:p text:style-name="P73"><text:span text:style-name="T61">- switch to auction house address</text:span></text:p>
      <text:p text:style-name="P117">13) call the <text:span text:style-name="T74">finalize</text:span> <text:s/>function</text:p>
      <text:list xml:id="list3698051942" text:style-name="L14">
        <text:list-item>
          <text:p text:style-name="P120">BIDDER1 will get 4 + 4 (deposit) ether</text:p>
        </text:list-item>
        <text:list-item>
          <text:p text:style-name="P120">BIDDER2 wille get 1 (difference between its bid and BIDDER1 bid) <text:span text:style-name="T96">+ 4 (deposit) ether</text:span></text:p>
        </text:list-item>
      </text:list>
      <text:p text:style-name="P76">- switch to BIDDER2 address</text:p>
      <text:p text:style-name="P121">14) <text:span text:style-name="T50">call the </text:span><text:span text:style-name="T38">acceptEscrow</text:span><text:span text:style-name="T50"> function</text:span></text:p>
      <text:p text:style-name="P76"><text:span text:style-name="T50">- </text:span><text:span text:style-name="T31">switch to seller address</text:span></text:p>
      <text:p text:style-name="P121"><text:span text:style-name="T31">15) </text:span><text:span text:style-name="T50">call the </text:span><text:span text:style-name="T38">acceptEscrow</text:span><text:span text:style-name="T50"> function</text:span></text:p>
      <text:p text:style-name="P76"><text:span text:style-name="T50">- </text:span><text:span text:style-name="T31">switch to auction house address</text:span></text:p>
      <text:p text:style-name="P121"><text:span text:style-name="T31">16)</text:span><text:span text:style-name="T50">call the </text:span><text:span text:style-name="T38">concludeEscrow</text:span><text:span text:style-name="T50"> function</text:span></text:p>
      <text:list xml:id="list2659459277" text:style-name="L15">
        <text:list-item>
          <text:p text:style-name="P122"><text:span text:style-name="T50">t</text:span><text:span text:style-name="T31">he seller will get the money (4 ether)</text:span></text:p>
        </text:list-item>
      </text:list>
      <text:p text:style-name="P60"><text:soft-page-break/>- <text:span text:style-name="T85">VICKREY AUCTION – LIST 2-</text:span></text:p>
      <text:p text:style-name="P84"/>
      <text:p text:style-name="P84">- <text:span text:style-name="T86">change the Remix gas limit to 4000000</text:span></text:p>
      <text:p text:style-name="P84">- <text:span text:style-name="T79">c</text:span>hoose an address that will be tha auction house and switch to it</text:p>
      <text:p text:style-name="P96"><text:span text:style-name="T86">1</text:span>) Deploy the VickreyAuction contract using as parameters</text:p>
      <text:list xml:id="list202235737096330" text:continue-list="list3142159422" text:style-name="L11">
        <text:list-item>
          <text:p text:style-name="P94">_reservePrice = 2<text:span text:style-name="T31">000000000000000000 // 2</text:span><text:span text:style-name="T32"> ether</text:span></text:p>
        </text:list-item>
        <text:list-item>
          <text:p text:style-name="P94"><text:span text:style-name="T32">_</text:span><text:span text:style-name="T31">commitmentPhaseLength = </text:span><text:span text:style-name="T52">3</text:span></text:p>
        </text:list-item>
        <text:list-item>
          <text:p text:style-name="P94"><text:span text:style-name="T31">_withdrawalphaseLength = 2</text:span></text:p>
        </text:list-item>
        <text:list-item>
          <text:p text:style-name="P94"><text:span text:style-name="T31">_openingPhaseLength = 3</text:span></text:p>
        </text:list-item>
        <text:list-item>
          <text:p text:style-name="P148"><text:span text:style-name="T44">depositRequired = <text:s/>4000000000000000000 // 2*reservePrice</text:span></text:p>
        </text:list-item>
        <text:list-item>
          <text:p text:style-name="P148"><text:span text:style-name="T44">_seller = </text:span><text:span text:style-name="T45"><text:s/></text:span><text:span text:style-name="T46">choose here the seller address</text:span></text:p>
        </text:list-item>
        <text:list-item>
          <text:p text:style-name="P157"><text:span text:style-name="T75">miningRate = 300 // 1 block every 300 seconds</text:span></text:p>
        </text:list-item>
      </text:list>
      <text:p text:style-name="P102">2) <text:span text:style-name="T50">call </text:span><text:span text:style-name="T38">addBlock</text:span><text:span text:style-name="T50"> </text:span><text:span text:style-name="T42"><text:s/>1 (grace period) </text:span><text:span text:style-name="T31">time</text:span></text:p>
      <text:p text:style-name="P65"><text:span text:style-name="T31">- choose an addres that will be BIDDER1 and switch to it</text:span></text:p>
      <text:p text:style-name="P102"><text:span text:style-name="T31">3) call </text:span><text:span text:style-name="T36">doKekkak</text:span><text:span text:style-name="T31">(</text:span><text:span text:style-name="T52">4</text:span><text:span text:style-name="T53">000000000000000000,</text:span><text:span text:style-name="T31">4) </text:span></text:p>
      <text:p text:style-name="P102"><text:span text:style-name="T31">4) call </text:span><text:span text:style-name="T36">commitBid</text:span><text:span text:style-name="T31"> using the </text:span><text:span text:style-name="T51">value retuned from the previous function,</text:span></text:p>
      <text:p text:style-name="P102"><text:span text:style-name="T51"><text:tab/> </text:span><text:span text:style-name="T57">passing as Value </text:span><text:span text:style-name="T60">4</text:span><text:span text:style-name="T57"> ether </text:span><text:span text:style-name="T60">(deposit)</text:span></text:p>
      <text:p text:style-name="P65"><text:span text:style-name="T31">- choose an addres that will be BIDDER</text:span><text:span text:style-name="T54">2</text:span><text:span text:style-name="T31"> and switch to it</text:span></text:p>
      <text:p text:style-name="P102"><text:span text:style-name="T54">5</text:span><text:span text:style-name="T31">) call </text:span><text:span text:style-name="T36">doKekkak</text:span><text:span text:style-name="T31">(</text:span><text:span text:style-name="T54">5</text:span><text:span text:style-name="T53">000000000000000000,</text:span><text:span text:style-name="T54">5</text:span><text:span text:style-name="T31">) </text:span></text:p>
      <text:p text:style-name="P102"><text:span text:style-name="T54">6</text:span><text:span text:style-name="T51">) call </text:span><text:span text:style-name="T39">commitBid</text:span><text:span text:style-name="T51"> using the value retuned from the previous function,</text:span></text:p>
      <text:p text:style-name="P102"><text:span text:style-name="T51"><text:tab/> </text:span><text:span text:style-name="T57">passing as Value </text:span><text:span text:style-name="T60">4</text:span><text:span text:style-name="T57"> ether </text:span><text:span text:style-name="T60">(deposit)</text:span></text:p>
      <text:p text:style-name="P65"><text:span text:style-name="T31">- choose an addres that will be BIDDER</text:span><text:span text:style-name="T54">3</text:span><text:span text:style-name="T31"> and switch to it</text:span></text:p>
      <text:p text:style-name="P102"><text:span text:style-name="T54">7</text:span><text:span text:style-name="T31">) call </text:span><text:span text:style-name="T36">doKekkak</text:span><text:span text:style-name="T31">(</text:span><text:span text:style-name="T54">3</text:span><text:span text:style-name="T53">000000000000000000,</text:span><text:span text:style-name="T54">3</text:span><text:span text:style-name="T31">) </text:span></text:p>
      <text:p text:style-name="P102"><text:span text:style-name="T54">8</text:span><text:span text:style-name="T51">) call </text:span><text:span text:style-name="T39">commitBid</text:span><text:span text:style-name="T51"> using the value retuned from the previous function,</text:span></text:p>
      <text:p text:style-name="P102"><text:span text:style-name="T51"><text:tab/> </text:span><text:span text:style-name="T57">passing as Value </text:span><text:span text:style-name="T60">4</text:span><text:span text:style-name="T57"> ether </text:span><text:span text:style-name="T60">(deposit)</text:span></text:p>
      <text:p text:style-name="P70"><text:span text:style-name="T31">- switch to the address of BIDDER</text:span><text:span text:style-name="T57">2</text:span></text:p>
      <text:p text:style-name="P111"><text:span text:style-name="T31">10) </text:span><text:span text:style-name="T56">call </text:span><text:span text:style-name="T41">withdraw</text:span></text:p>
      <text:list xml:id="list2521826676" text:style-name="L20">
        <text:list-item>
          <text:p text:style-name="P91"><text:span text:style-name="T56">B</text:span><text:span text:style-name="T31">IDDER2 will get </text:span><text:span text:style-name="T62">b</text:span><text:span text:style-name="T31">ack 2 ether (half of the deposit)</text:span></text:p>
        </text:list-item>
      </text:list>
      <text:p text:style-name="P70"><text:span text:style-name="T31">- switch to the address of BIDDER</text:span><text:span text:style-name="T58">1</text:span></text:p>
      <text:p text:style-name="P112"><text:span text:style-name="T57">1</text:span><text:span text:style-name="T58">1</text:span><text:span text:style-name="T57">) </text:span><text:span text:style-name="T56">call </text:span><text:span text:style-name="T41">withdraw</text:span></text:p>
      <text:list xml:id="list2393971388" text:style-name="L21">
        <text:list-item>
          <text:p text:style-name="P167"><text:span text:style-name="T68">B</text:span><text:span text:style-name="T69">IDDER</text:span><text:span text:style-name="T70">1</text:span><text:span text:style-name="T69"> will get </text:span><text:span text:style-name="T70">b</text:span><text:span text:style-name="T69">ack 2 ether (half of the deposit)</text:span></text:p>
        </text:list-item>
      </text:list>
      <text:p text:style-name="P70"><text:span text:style-name="T31">- switch to the address of BIDDER</text:span><text:span text:style-name="T59">3</text:span></text:p>
      <text:p text:style-name="P111"><text:span text:style-name="T57">1</text:span><text:span text:style-name="T59">2</text:span><text:span text:style-name="T57">) </text:span><text:span text:style-name="T56">call </text:span><text:span text:style-name="T40">open</text:span><text:span text:style-name="T56">(</text:span><text:span text:style-name="T59">3</text:span><text:span text:style-name="T57">) passing as Value </text:span><text:span text:style-name="T59">3</text:span><text:span text:style-name="T57"> ether</text:span></text:p>
      <text:list xml:id="list1876049964" text:style-name="L22">
        <text:list-item>
          <text:p text:style-name="P129"><text:span text:style-name="T57">i</text:span><text:span text:style-name="T31">t is the only one remained</text:span></text:p>
        </text:list-item>
      </text:list>
      <text:p text:style-name="P136"><text:span text:style-name="T31">13) </text:span><text:span text:style-name="T50">call </text:span><text:span text:style-name="T38">addBlock</text:span><text:span text:style-name="T50"> </text:span><text:span text:style-name="T42"><text:s/></text:span><text:span text:style-name="T31">2</text:span><text:span text:style-name="T42"> (</text:span><text:span text:style-name="T31">remaining openingPhase period</text:span><text:span text:style-name="T42">) </text:span><text:span text:style-name="T55">time</text:span></text:p>
      <text:p text:style-name="P74"><text:span text:style-name="T61">- switch to auction house address</text:span></text:p>
      <text:p text:style-name="P118">1<text:span text:style-name="T95">4</text:span>) call the <text:span text:style-name="T74">finalize</text:span> <text:s/>function</text:p>
      <text:list xml:id="list683303899" text:style-name="L18">
        <text:list-item>
          <text:p text:style-name="P123">BIDDER<text:span text:style-name="T90">3</text:span> wille get 1(difference between its bid <text:span text:style-name="T90">and reservePrice</text:span>) <text:span text:style-name="T89">+ 4 (deposit) ether</text:span></text:p>
        </text:list-item>
      </text:list>
      <text:p text:style-name="P77">- switch to BIDDER<text:span text:style-name="T91">3</text:span> address</text:p>
      <text:p text:style-name="P125">1<text:span text:style-name="T95">5</text:span>) <text:span text:style-name="T50">call the </text:span><text:span text:style-name="T38">acceptEscrow</text:span><text:span text:style-name="T50"> function</text:span></text:p>
      <text:p text:style-name="P77"><text:span text:style-name="T50">- </text:span><text:span text:style-name="T31">switch to seller address</text:span></text:p>
      <text:p text:style-name="P125"><text:span text:style-name="T31">1</text:span><text:span text:style-name="T64">6</text:span><text:span text:style-name="T31">) </text:span><text:span text:style-name="T50">call the </text:span><text:span text:style-name="T38">acceptEscrow</text:span><text:span text:style-name="T50"> function</text:span></text:p>
      <text:p text:style-name="P77"><text:span text:style-name="T50">- </text:span><text:span text:style-name="T31">switch to auction house address</text:span></text:p>
      <text:p text:style-name="P125"><text:span text:style-name="T31">1</text:span><text:span text:style-name="T64">7</text:span><text:span text:style-name="T31">)</text:span><text:span text:style-name="T50">call the </text:span><text:span text:style-name="T38">concludeEscrow</text:span><text:span text:style-name="T50"> function</text:span></text:p>
      <text:list xml:id="list1458395407" text:style-name="L19">
        <text:list-item>
          <text:p text:style-name="P124"><text:span text:style-name="T50">t</text:span><text:span text:style-name="T31">he seller will get the money (</text:span><text:span text:style-name="T63">2</text:span><text:span text:style-name="T31"> ether)</text:span></text:p>
        </text:list-item>
      </text:list>
      <text:p text:style-name="P54"><text:span text:style-name="T31"/></text:p>
      <text:p text:style-name="P54"><text:span text:style-name="T31"/></text:p>
      <text:p text:style-name="P54"><text:span text:style-name="T31"/></text:p>
      <text:p text:style-name="P54"><text:span text:style-name="T31"/></text:p>
      <text:p text:style-name="P54"><text:span text:style-name="T31"/></text:p>
      <text:p text:style-name="P61"><text:soft-page-break/>- <text:span text:style-name="T85">VICKREY AUCTION – LIST 3-</text:span></text:p>
      <text:p text:style-name="P85"/>
      <text:p text:style-name="P85">- <text:span text:style-name="T86">change the Remix gas limit to 4000000</text:span></text:p>
      <text:p text:style-name="P85">- <text:span text:style-name="T79">c</text:span>hoose an address that will be tha auction house and switch to it</text:p>
      <text:p text:style-name="P97"><text:span text:style-name="T86">1</text:span>) Deploy the VickreyAuction contract using as parameters</text:p>
      <text:list xml:id="list202236736129786" text:continue-list="list202235737096330" text:style-name="L11">
        <text:list-item>
          <text:p text:style-name="P95">_reservePrice = 2<text:span text:style-name="T31">000000000000000000 // 2</text:span><text:span text:style-name="T32"> ether</text:span></text:p>
        </text:list-item>
        <text:list-item>
          <text:p text:style-name="P95"><text:span text:style-name="T32">_</text:span><text:span text:style-name="T31">commitmentPhaseLength = </text:span><text:span text:style-name="T52">3</text:span></text:p>
        </text:list-item>
        <text:list-item>
          <text:p text:style-name="P95"><text:span text:style-name="T31">_withdrawalphaseLength = 2</text:span></text:p>
        </text:list-item>
        <text:list-item>
          <text:p text:style-name="P95"><text:span text:style-name="T31">_openingPhaseLength = 3</text:span></text:p>
        </text:list-item>
        <text:list-item>
          <text:p text:style-name="P149"><text:span text:style-name="T44">depositRequired = <text:s/>4000000000000000000 // 2*reservePrice</text:span></text:p>
        </text:list-item>
        <text:list-item>
          <text:p text:style-name="P149"><text:span text:style-name="T44">_seller = </text:span><text:span text:style-name="T45"><text:s/></text:span><text:span text:style-name="T46">choose here the seller address</text:span></text:p>
        </text:list-item>
        <text:list-item>
          <text:p text:style-name="P158"><text:span text:style-name="T75">miningRate = 300 // 1 block every 300 seconds</text:span></text:p>
        </text:list-item>
      </text:list>
      <text:p text:style-name="P103">2) <text:span text:style-name="T50">call </text:span><text:span text:style-name="T38">addBlock</text:span><text:span text:style-name="T50"> </text:span><text:span text:style-name="T42"><text:s/>1 (grace period) </text:span><text:span text:style-name="T31">time</text:span></text:p>
      <text:p text:style-name="P66"><text:span text:style-name="T31">- choose an addres that will be BIDDER1 and switch to it</text:span></text:p>
      <text:p text:style-name="P103"><text:span text:style-name="T31">3) call </text:span><text:span text:style-name="T36">doKekkak</text:span><text:span text:style-name="T31">(</text:span><text:span text:style-name="T52">4</text:span><text:span text:style-name="T53">000000000000000000,</text:span><text:span text:style-name="T31">4) </text:span></text:p>
      <text:p text:style-name="P103"><text:span text:style-name="T31">4) call </text:span><text:span text:style-name="T36">commitBid</text:span><text:span text:style-name="T31"> using the </text:span><text:span text:style-name="T51">value retuned from the previous function,</text:span></text:p>
      <text:p text:style-name="P103"><text:span text:style-name="T51"><text:tab/> </text:span><text:span text:style-name="T57">passing as Value </text:span><text:span text:style-name="T60">4</text:span><text:span text:style-name="T57"> ether </text:span><text:span text:style-name="T60">(deposit)</text:span></text:p>
      <text:p text:style-name="P66"><text:span text:style-name="T31">- choose an addres that will be BIDDER</text:span><text:span text:style-name="T54">2</text:span><text:span text:style-name="T31"> and switch to it</text:span></text:p>
      <text:p text:style-name="P103"><text:span text:style-name="T54">5</text:span><text:span text:style-name="T31">) call </text:span><text:span text:style-name="T36">doKekkak</text:span><text:span text:style-name="T31">(</text:span><text:span text:style-name="T54">5</text:span><text:span text:style-name="T53">000000000000000000,</text:span><text:span text:style-name="T54">5</text:span><text:span text:style-name="T31">) </text:span></text:p>
      <text:p text:style-name="P103"><text:span text:style-name="T54">6</text:span><text:span text:style-name="T51">) call </text:span><text:span text:style-name="T39">commitBid</text:span><text:span text:style-name="T51"> using the value retuned from the previous function,</text:span></text:p>
      <text:p text:style-name="P103"><text:span text:style-name="T51"><text:tab/> </text:span><text:span text:style-name="T57">passing as Value </text:span><text:span text:style-name="T60">4</text:span><text:span text:style-name="T57"> ether </text:span><text:span text:style-name="T60">(deposit)</text:span></text:p>
      <text:p text:style-name="P66"><text:span text:style-name="T31">- choose an addres that will be BIDDER</text:span><text:span text:style-name="T54">3</text:span><text:span text:style-name="T31"> and switch to it</text:span></text:p>
      <text:p text:style-name="P103"><text:span text:style-name="T54">7</text:span><text:span text:style-name="T31">) call </text:span><text:span text:style-name="T36">doKekkak</text:span><text:span text:style-name="T31">(</text:span><text:span text:style-name="T54">3</text:span><text:span text:style-name="T53">000000000000000000,</text:span><text:span text:style-name="T54">3</text:span><text:span text:style-name="T31">) </text:span></text:p>
      <text:p text:style-name="P103"><text:span text:style-name="T54">8</text:span><text:span text:style-name="T51">) call </text:span><text:span text:style-name="T39">commitBid</text:span><text:span text:style-name="T51"> using the value retuned from the previous function,</text:span></text:p>
      <text:p text:style-name="P103"><text:span text:style-name="T51"><text:tab/> </text:span><text:span text:style-name="T57">passing as Value </text:span><text:span text:style-name="T60">4</text:span><text:span text:style-name="T57"> ether </text:span><text:span text:style-name="T60">(deposit)</text:span></text:p>
      <text:p text:style-name="P105"><text:span text:style-name="T51">9</text:span><text:span text:style-name="T31">) </text:span><text:span text:style-name="T50">call </text:span><text:span text:style-name="T38">addBlock</text:span><text:span text:style-name="T50"> </text:span><text:span text:style-name="T42"><text:s/></text:span><text:span text:style-name="T31">2</text:span><text:span text:style-name="T42"> (</text:span><text:span text:style-name="T53">_withdrawalphaseLength</text:span><text:span text:style-name="T42">) </text:span><text:span text:style-name="T55">time</text:span><text:span text:style-name="T31">s</text:span></text:p>
      <text:list xml:id="list3059921862" text:style-name="L23">
        <text:list-item>
          <text:p text:style-name="P113"><text:span text:style-name="T31">no withdraw in this run</text:span></text:p>
        </text:list-item>
      </text:list>
      <text:p text:style-name="P72"><text:span text:style-name="T31">- switch to the address of BIDDER</text:span><text:span text:style-name="T59">3</text:span></text:p>
      <text:p text:style-name="P115"><text:span text:style-name="T57">1</text:span><text:span text:style-name="T59">2</text:span><text:span text:style-name="T57">) </text:span><text:span text:style-name="T56">call </text:span><text:span text:style-name="T40">open</text:span><text:span text:style-name="T56">(</text:span><text:span text:style-name="T59">3</text:span><text:span text:style-name="T57">) passing as Value </text:span><text:span text:style-name="T59">3</text:span><text:span text:style-name="T57"> ether</text:span></text:p>
      <text:p text:style-name="P71"><text:span text:style-name="T31">- switch to the address of BIDDER</text:span><text:span text:style-name="T57">2</text:span></text:p>
      <text:p text:style-name="P114"><text:span text:style-name="T31">10) </text:span><text:span text:style-name="T56">call </text:span><text:span text:style-name="T40">open</text:span><text:span text:style-name="T56">(</text:span><text:span text:style-name="T57">5) passing as Value 5 ether</text:span></text:p>
      <text:p text:style-name="P106"><text:span text:style-name="T65">11</text:span><text:span text:style-name="T57">) </text:span><text:span text:style-name="T50">call </text:span><text:span text:style-name="T38">addBlock</text:span><text:span text:style-name="T50"> </text:span><text:span text:style-name="T42"><text:s/></text:span><text:span text:style-name="T65">1</text:span><text:span text:style-name="T42">(</text:span><text:span text:style-name="T66">remaining openingPhase period</text:span><text:span text:style-name="T42">) </text:span><text:span text:style-name="T55">time</text:span><text:span text:style-name="T57">s</text:span></text:p>
      <text:p text:style-name="P75"><text:span text:style-name="T61">- switch to auction house address</text:span></text:p>
      <text:p text:style-name="P119">13) call the <text:span text:style-name="T74">finalize</text:span> <text:s/>function</text:p>
      <text:list xml:id="list2029839082" text:style-name="L27">
        <text:list-item>
          <text:p text:style-name="P130">BIDDER1 didn’t call the withdraw function and didn’t opened the bid</text:p>
        </text:list-item>
      </text:list>
      <text:list xml:id="list478181652" text:style-name="L25">
        <text:list-item>
          <text:p text:style-name="P126">BIDDER<text:span text:style-name="T92">3</text:span> will get <text:span text:style-name="T92">3</text:span> + 4 (deposit) ether</text:p>
        </text:list-item>
        <text:list-item>
          <text:p text:style-name="P126">BIDDER2 wille get <text:span text:style-name="T92">2</text:span> (difference between its bid and BIDDER<text:span text:style-name="T92">3</text:span> bid) <text:span text:style-name="T97">+ 4 (deposit) ether</text:span></text:p>
        </text:list-item>
      </text:list>
      <text:p text:style-name="P78">- switch to BIDDER<text:span text:style-name="T98">2</text:span> address</text:p>
      <text:p text:style-name="P128">14) <text:span text:style-name="T50">call the </text:span><text:span text:style-name="T38">acceptEscrow</text:span><text:span text:style-name="T50"> function</text:span></text:p>
      <text:p text:style-name="P78"><text:span text:style-name="T50">- </text:span><text:span text:style-name="T31">switch to seller address</text:span></text:p>
      <text:p text:style-name="P128"><text:span text:style-name="T31">15) </text:span><text:span text:style-name="T50">call the </text:span><text:span text:style-name="T38">acceptEscrow</text:span><text:span text:style-name="T50"> function</text:span></text:p>
      <text:p text:style-name="P78"><text:span text:style-name="T50">- </text:span><text:span text:style-name="T31">switch to auction house address</text:span></text:p>
      <text:p text:style-name="P128"><text:span text:style-name="T31">16)</text:span><text:span text:style-name="T50">call the </text:span><text:span text:style-name="T38">concludeEscrow</text:span><text:span text:style-name="T50"> function</text:span></text:p>
      <text:list xml:id="list3102850338" text:style-name="L26">
        <text:list-item>
          <text:p text:style-name="P127"><text:span text:style-name="T50">t</text:span><text:span text:style-name="T31">he seller will get the money (</text:span><text:span text:style-name="T67">3</text:span><text:span text:style-name="T31"> ether)</text:span></text:p>
        </text:list-item>
      </text:list>
      <text:p text:style-name="P54"><text:span text:style-name="T31"/></text:p>
      <text:p text:style-name="P54"><text:span text:style-name="T31"/></text:p>
      <text:p text:style-name="P54"><text:span text:style-name="T31"/></text:p>
      <text:p text:style-name="P54"><text:span text:style-name="T31"/></text:p>
      <text:p text:style-name="P54"><text:span text:style-name="T31"/></text:p>
      <text:p text:style-name="P45"><text:soft-page-break/>[<text:span text:style-name="T30">2</text:span>] List of operations to run the DutchAuction</text:p>
      <text:p text:style-name="P15"/>
      <text:p text:style-name="P79">- <text:span text:style-name="T72">DUTCH AUCTION - </text:span>LIST 1 -</text:p>
      <text:p text:style-name="P79"><text:span text:style-name="T75">- </text:span><text:span text:style-name="T76">c</text:span><text:span text:style-name="T75">hoose an address that will be tha auction house and switch to it</text:span></text:p>
      <text:p text:style-name="P131">0) Deploy the Linear<text:span text:style-name="T71">Decreasing</text:span>Strategy </text:p>
      <text:p text:style-name="P137"><text:span text:style-name="T93">1) Depl</text:span><text:span text:style-name="T94">o</text:span><text:span text:style-name="T93">y the DutchAuction contract using as parameters</text:span></text:p>
      <text:list xml:id="list3086362700" text:style-name="L3">
        <text:list-item>
          <text:p text:style-name="P138"><text:span text:style-name="T93">_reservePrice = </text:span><text:span text:style-name="T31">1000000000000000000 // </text:span><text:span text:style-name="T32">1 ether</text:span></text:p>
        </text:list-item>
        <text:list-item>
          <text:p text:style-name="P159">_initalPrice = <text:s/>5000000000000000000</text:p>
        </text:list-item>
        <text:list-item>
          <text:p text:style-name="P159">_openedForLength = 8</text:p>
        </text:list-item>
        <text:list-item>
          <text:p text:style-name="P138"><text:span text:style-name="T32">_seller = </text:span><text:span text:style-name="T46">choose here the seller address</text:span></text:p>
        </text:list-item>
        <text:list-item>
          <text:p text:style-name="P159">_decrStrategy = the address of the deployed linear strategy</text:p>
        </text:list-item>
        <text:list-item>
          <text:p text:style-name="P159">miningRate = 300 // 1 block every 300 seconds</text:p>
        </text:list-item>
      </text:list>
      <text:p text:style-name="P141"><text:span text:style-name="T32">2</text:span><text:span text:style-name="T31">) call </text:span><text:span text:style-name="T37">addBlock</text:span><text:span text:style-name="T31"> </text:span><text:span text:style-name="T42"><text:s/>1 (grace period) + 2 times</text:span></text:p>
      <text:p text:style-name="P87"><text:span text:style-name="T31">- </text:span><text:span text:style-name="T49">c</text:span><text:span text:style-name="T31">hoose a bidder address and switch to it</text:span></text:p>
      <text:p text:style-name="P162">3) set Value as 2 ether and call bid</text:p>
      <text:list xml:id="list4068808432" text:style-name="L4">
        <text:list-item>
          <text:p text:style-name="P163">this call will be mined but you will get compensated because your bid is too low</text:p>
        </text:list-item>
      </text:list>
      <text:p text:style-name="P141"><text:span text:style-name="T31">4) call </text:span><text:span text:style-name="T37">addBlock</text:span><text:span text:style-name="T31"> two times</text:span></text:p>
      <text:p text:style-name="P162">5) set Value as 2 ether and call bid</text:p>
      <text:list xml:id="list2803201014" text:style-name="L5">
        <text:list-item>
          <text:p text:style-name="P164">you are the winner of the auction, check it in the logs</text:p>
        </text:list-item>
      </text:list>
      <text:p text:style-name="P141"><text:span text:style-name="T31">6) call the </text:span><text:span text:style-name="T37">acceptEscrow</text:span><text:span text:style-name="T31"> function</text:span></text:p>
      <text:p text:style-name="P87"><text:span text:style-name="T31">- switch to the seller address</text:span></text:p>
      <text:p text:style-name="P141"><text:span text:style-name="T31">7) call the </text:span><text:span text:style-name="T37">acceptEscrow</text:span><text:span text:style-name="T31"> function</text:span></text:p>
      <text:p text:style-name="P87"><text:span text:style-name="T31">- switch to the auction house address</text:span></text:p>
      <text:p text:style-name="P141"><text:span text:style-name="T31">8) call the </text:span><text:span text:style-name="T37">concludeEscrow</text:span><text:span text:style-name="T31"> function</text:span></text:p>
      <text:list xml:id="list3085585308" text:style-name="L6">
        <text:list-item>
          <text:p text:style-name="P142"><text:span text:style-name="T31">the seller will get the mon</text:span><text:span text:style-name="T33">e</text:span><text:span text:style-name="T31">y because the escrow finished in a good way.</text:span></text:p>
        </text:list-item>
      </text:list>
      <text:p text:style-name="P154"/>
      <text:p text:style-name="P80">- <text:span text:style-name="T72">DUTCH AUCTION - </text:span>LIST <text:span text:style-name="T71">2</text:span> -</text:p>
      <text:p text:style-name="P81"><text:span text:style-name="T75">- </text:span><text:span text:style-name="T77">c</text:span><text:span text:style-name="T75">hoose an address that will be tha auction house and switch to it</text:span></text:p>
      <text:p text:style-name="P132">0) Deploy the L<text:span text:style-name="T71">ogarithmicDecreasing</text:span>Strategy </text:p>
      <text:p text:style-name="P134">1) Deply the DutchAuction contract using as parameters</text:p>
      <text:list xml:id="list202236986642882" text:continue-list="list3086362700" text:style-name="L3">
        <text:list-item>
          <text:p text:style-name="P139"><text:span text:style-name="T93">_reservePrice = </text:span><text:span text:style-name="T31">1000000000000000000 // </text:span><text:span text:style-name="T32">1 ether</text:span></text:p>
        </text:list-item>
        <text:list-item>
          <text:p text:style-name="P160">_initalPrice = <text:s/>5000000000000000000</text:p>
        </text:list-item>
        <text:list-item>
          <text:p text:style-name="P160">_openedForLength = 8</text:p>
        </text:list-item>
        <text:list-item>
          <text:p text:style-name="P139"><text:span text:style-name="T32">_seller =</text:span><text:span text:style-name="T46"> choose here the seller address</text:span></text:p>
        </text:list-item>
        <text:list-item>
          <text:p text:style-name="P160">_decrStrategy = the address of the deployed linear strategy</text:p>
        </text:list-item>
        <text:list-item>
          <text:p text:style-name="P160">miningRate = 300 // 1 block every 300 seconds</text:p>
        </text:list-item>
      </text:list>
      <text:p text:style-name="P143"><text:span text:style-name="T32">2</text:span><text:span text:style-name="T31">) call </text:span><text:span text:style-name="T37">addBlock</text:span><text:span text:style-name="T31"> </text:span><text:span text:style-name="T43">1(grace period) + 7 times</text:span></text:p>
      <text:p text:style-name="P88"><text:span text:style-name="T31">- </text:span><text:span text:style-name="T48">c</text:span><text:span text:style-name="T31">hoose a bidder address and switch to it</text:span></text:p>
      <text:p text:style-name="P143"><text:span text:style-name="T31">3) set Value as </text:span><text:span text:style-name="T33">1</text:span><text:span text:style-name="T31"> ether and call bid</text:span></text:p>
      <text:list xml:id="list2961625379" text:style-name="L7">
        <text:list-item>
          <text:p text:style-name="P165">you are the winner of the auction</text:p>
        </text:list-item>
      </text:list>
      <text:p text:style-name="P143"><text:span text:style-name="T33">4</text:span><text:span text:style-name="T31">) call the </text:span><text:span text:style-name="T37">acceptEscrow</text:span><text:span text:style-name="T31"> function</text:span></text:p>
      <text:p text:style-name="P88"><text:span text:style-name="T31">- switch to the </text:span><text:span text:style-name="T33">auction house</text:span><text:span text:style-name="T31"> address</text:span></text:p>
      <text:p text:style-name="P143"><text:span text:style-name="T33">5</text:span><text:span text:style-name="T31">) call the </text:span><text:span text:style-name="T37">acceptEscrow</text:span><text:span text:style-name="T31"> function</text:span></text:p>
      <text:p text:style-name="P143"><text:span text:style-name="T33">6</text:span><text:span text:style-name="T31">) call the </text:span><text:span text:style-name="T37">concludeEscrow</text:span><text:span text:style-name="T31"> function</text:span></text:p>
      <text:list xml:id="list83194818" text:style-name="L8">
        <text:list-item>
          <text:p text:style-name="P144"><text:span text:style-name="T31">the </text:span><text:span text:style-name="T33">winner </text:span><text:span text:style-name="T31">will get the mon</text:span><text:span text:style-name="T33">e</text:span><text:span text:style-name="T31">y </text:span><text:span text:style-name="T33">back </text:span><text:span text:style-name="T31">because the </text:span><text:span text:style-name="T33">seller didn’t accept the escrow.</text:span></text:p>
        </text:list-item>
      </text:list>
      <text:p text:style-name="P30"/>
      <text:p text:style-name="P30"/>
      <text:p text:style-name="P30"/>
      <text:p text:style-name="P30"/>
      <text:p text:style-name="P80"><text:soft-page-break/>- <text:span text:style-name="T72">DUTCH AUCTION - </text:span>LIST <text:span text:style-name="T72">3</text:span>-</text:p>
      <text:p text:style-name="P80"/>
      <text:p text:style-name="P86">- <text:span text:style-name="T78">c</text:span>hoose an address that will be tha auction house and switch to it</text:p>
      <text:p text:style-name="P133">0) Deploy the <text:span text:style-name="T73">Inverse</text:span>L<text:span text:style-name="T71">ogarithmicDecreasing</text:span>Strategy </text:p>
      <text:p text:style-name="P135">1) Deply the DutchAuction contract using as parameters</text:p>
      <text:list xml:id="list202235808685710" text:continue-list="list202236986642882" text:style-name="L3">
        <text:list-item>
          <text:p text:style-name="P140"><text:span text:style-name="T93">_reservePrice = </text:span><text:span text:style-name="T31">1000000000000000000 // </text:span><text:span text:style-name="T32">1 ether</text:span></text:p>
        </text:list-item>
        <text:list-item>
          <text:p text:style-name="P161">_initalPrice = <text:s/>5000000000000000000</text:p>
        </text:list-item>
        <text:list-item>
          <text:p text:style-name="P161">_openedForLength = 8</text:p>
        </text:list-item>
        <text:list-item>
          <text:p text:style-name="P140"><text:span text:style-name="T32">_seller = </text:span><text:span text:style-name="T46">choose here the seller address</text:span></text:p>
        </text:list-item>
        <text:list-item>
          <text:p text:style-name="P161">_decrStrategy = the address of the deployed linear strategy</text:p>
        </text:list-item>
        <text:list-item>
          <text:p text:style-name="P161">miningRate = 300 // 1 block every 300 seconds</text:p>
        </text:list-item>
      </text:list>
      <text:p text:style-name="P145"><text:span text:style-name="T32">2</text:span><text:span text:style-name="T31">) call </text:span><text:span text:style-name="T37">addBlock</text:span><text:span text:style-name="T31"> </text:span><text:span text:style-name="T43">1 (grace period) time</text:span></text:p>
      <text:p text:style-name="P82"><text:span text:style-name="T31">- </text:span><text:span text:style-name="T47">c</text:span><text:span text:style-name="T44">hoose a bidder address and switch to it</text:span></text:p>
      <text:p text:style-name="P145"><text:span text:style-name="T31">3) set Value as </text:span><text:span text:style-name="T34">5</text:span><text:span text:style-name="T31"> ether and call bid</text:span></text:p>
      <text:list xml:id="list1572689128" text:style-name="L9">
        <text:list-item>
          <text:p text:style-name="P166">you are the winner of the auction</text:p>
        </text:list-item>
      </text:list>
      <text:p text:style-name="P89"><text:span text:style-name="T33">- switch to the seller address</text:span></text:p>
      <text:p text:style-name="P145"><text:span text:style-name="T33">4</text:span><text:span text:style-name="T31">) call the </text:span><text:span text:style-name="T37">acceptEscrow</text:span><text:span text:style-name="T31"> function</text:span></text:p>
      <text:p text:style-name="P90"><text:span text:style-name="T31">- switch to the </text:span><text:span text:style-name="T33">auction house</text:span><text:span text:style-name="T31"> address</text:span></text:p>
      <text:p text:style-name="P145"><text:span text:style-name="T33">5</text:span><text:span text:style-name="T31">) call the </text:span><text:span text:style-name="T37">acceptEscrow</text:span><text:span text:style-name="T31"> function</text:span></text:p>
      <text:p text:style-name="P145"><text:span text:style-name="T33">6</text:span><text:span text:style-name="T31">) call the </text:span><text:span text:style-name="T37">concludeEscrow</text:span><text:span text:style-name="T31"> function</text:span></text:p>
      <text:list xml:id="list209456835" text:style-name="L10">
        <text:list-item>
          <text:p text:style-name="P146"><text:span text:style-name="T33">the </text:span><text:span text:style-name="T35">seller</text:span><text:span text:style-name="T33"> will get the money </text:span><text:span text:style-name="T35">anyway</text:span><text:span text:style-name="T33"> because the</text:span><text:span text:style-name="T35">winner</text:span><text:span text:style-name="T33"> didn’t accept the escr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69fb6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author-name text:fixed="false"/><text:author-name text:fixed="false"/><text:span text:style-name="MT1">Leonardo Frioli - 580611</text:span><text:span text:style-name="MT1"><text:author-name text:fixed="fal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4.2$Linux_X86_64 LibreOffice_project/20$Build-2</meta:generator>
    <meta:editing-cycles>0</meta:editing-cycles>
    <meta:editing-duration>P0D</meta:editing-duration>
    <meta:document-statistic meta:table-count="2" meta:image-count="0" meta:object-count="1" meta:page-count="11" meta:paragraph-count="314" meta:word-count="2650" meta:character-count="15395" meta:non-whitespace-character-count="130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69cm" svg:height="6.806cm" xlink:href="." xlink:type="simple" chart:class="chart:line" chart:style-name="ch1">
        <chart:legend svg:x="10.586cm" svg:y="2.514cm" style:legend-expansion="custom" chartooo:width="3.282cm" chartooo:height="1.592cm" style:legend-expansion-aspect-ratio="2.06155778894472" chart:style-name="ch2"/>
        <chart:plot-area chart:style-name="ch3" chart:data-source-has-labels="both" svg:x="-0.01cm" svg:y="0.319cm" svg:width="10.788cm" svg:height="6.53cm">
          <chartooo:coordinate-region svg:x="0.717cm" svg:y="0.518cm" svg:width="9.967cm" svg:height="5.684cm"/>
          <chart:axis chart:dimension="x" chart:name="primary-x" chart:style-name="ch4" chartooo:axis-type="auto">
            <chartooo:date-scale/>
            <chart:categories table:cell-range-address="local-table.$A$2:.$A$10"/>
            <chart:grid chart:style-name="ch5" chart:class="major"/>
            <chart:grid chart:style-name="ch6" chart:class="minor"/>
          </chart:axis>
          <chart:axis chart:dimension="y" chart:name="primary-y" chart:style-name="ch7">
            <chart:grid chart:style-name="ch5" chart:class="major"/>
          </chart:axis>
          <chart:series chart:style-name="ch8" chart:values-cell-range-address="local-table.$B$2:.$B$10" chart:label-cell-address="local-table.$B$1" chart:class="chart:line">
            <chart:data-point chart:repeated="9"/>
          </chart:series>
          <chart:series chart:style-name="ch9" chart:values-cell-range-address="local-table.$D$2:.$D$10" chart:label-cell-address="local-table.$D$1" chart:class="chart:line">
            <chart:data-point chart:repeated="9"/>
          </chart:series>
          <chart:series chart:style-name="ch10" chart:values-cell-range-address="local-table.$C$2:.$C$10" chart:label-cell-address="local-table.$C$1" chart:class="chart:line">
            <chart:data-point chart:repeated="9"/>
          </chart:series>
          <chart:series chart:style-name="ch11" chart:values-cell-range-address="local-table.$E$2:.$E$10" chart:label-cell-address="local-table.$E$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inear</text:p>
              </table:table-cell>
              <table:table-cell office:value-type="string">
                <text:p>inverse-log</text:p>
              </table:table-cell>
              <table:table-cell office:value-type="string">
                <text:p>log</text:p>
              </table:table-cell>
              <table:table-cell office:value-type="string">
                <text:p>real-log</text:p>
              </table:table-cell>
            </table:table-row>
          </table:table-header-rows>
          <table:table-rows>
            <table:table-row>
              <table:table-cell office:value-type="string">
                <text:p>0</text:p>
              </table:table-cell>
              <table:table-cell office:value-type="float" office:value="4">
                <text:p>4</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string">
                <text:p>1</text:p>
              </table:table-cell>
              <table:table-cell office:value-type="float" office:value="3.5">
                <text:p>3.5</text:p>
              </table:table-cell>
              <table:table-cell office:value-type="float" office:value="2.74">
                <text:p>2.74</text:p>
              </table:table-cell>
              <table:table-cell office:value-type="float" office:value="3.78">
                <text:p>3.78</text:p>
              </table:table-cell>
              <table:table-cell office:value-type="float" office:value="1.26">
                <text:p>1.26</text:p>
              </table:table-cell>
            </table:table-row>
            <table:table-row>
              <table:table-cell office:value-type="string">
                <text:p>2</text:p>
              </table:table-cell>
              <table:table-cell office:value-type="float" office:value="3">
                <text:p>3</text:p>
              </table:table-cell>
              <table:table-cell office:value-type="float" office:value="2">
                <text:p>2</text:p>
              </table:table-cell>
              <table:table-cell office:value-type="float" office:value="3.54">
                <text:p>3.54</text:p>
              </table:table-cell>
              <table:table-cell office:value-type="float" office:value="2">
                <text:p>2</text:p>
              </table:table-cell>
            </table:table-row>
            <table:table-row>
              <table:table-cell office:value-type="string">
                <text:p>3</text:p>
              </table:table-cell>
              <table:table-cell office:value-type="float" office:value="2.5">
                <text:p>2.5</text:p>
              </table:table-cell>
              <table:table-cell office:value-type="float" office:value="1.48">
                <text:p>1.48</text:p>
              </table:table-cell>
              <table:table-cell office:value-type="float" office:value="3.26">
                <text:p>3.26</text:p>
              </table:table-cell>
              <table:table-cell office:value-type="float" office:value="2.52">
                <text:p>2.52</text:p>
              </table:table-cell>
            </table:table-row>
            <table:table-row>
              <table:table-cell office:value-type="string">
                <text:p>4</text:p>
              </table:table-cell>
              <table:table-cell office:value-type="float" office:value="2">
                <text:p>2</text:p>
              </table:table-cell>
              <table:table-cell office:value-type="float" office:value="1.07">
                <text:p>1.07</text:p>
              </table:table-cell>
              <table:table-cell office:value-type="float" office:value="2.928">
                <text:p>2.928</text:p>
              </table:table-cell>
              <table:table-cell office:value-type="float" office:value="2.93">
                <text:p>2.93</text:p>
              </table:table-cell>
            </table:table-row>
            <table:table-row>
              <table:table-cell office:value-type="string">
                <text:p>5</text:p>
              </table:table-cell>
              <table:table-cell office:value-type="float" office:value="1.5">
                <text:p>1.5</text:p>
              </table:table-cell>
              <table:table-cell office:value-type="float" office:value="0.74">
                <text:p>0.74</text:p>
              </table:table-cell>
              <table:table-cell office:value-type="float" office:value="2.52">
                <text:p>2.52</text:p>
              </table:table-cell>
              <table:table-cell office:value-type="float" office:value="3.26">
                <text:p>3.26</text:p>
              </table:table-cell>
            </table:table-row>
            <table:table-row>
              <table:table-cell office:value-type="string">
                <text:p>6</text:p>
              </table:table-cell>
              <table:table-cell office:value-type="float" office:value="1">
                <text:p>1</text:p>
              </table:table-cell>
              <table:table-cell office:value-type="float" office:value="0.46">
                <text:p>0.46</text:p>
              </table:table-cell>
              <table:table-cell office:value-type="float" office:value="1.999">
                <text:p>1.999</text:p>
              </table:table-cell>
              <table:table-cell office:value-type="float" office:value="3.54">
                <text:p>3.54</text:p>
              </table:table-cell>
            </table:table-row>
            <table:table-row>
              <table:table-cell office:value-type="string">
                <text:p>7</text:p>
              </table:table-cell>
              <table:table-cell office:value-type="float" office:value="0.5">
                <text:p>0.5</text:p>
              </table:table-cell>
              <table:table-cell office:value-type="float" office:value="0.22">
                <text:p>0.22</text:p>
              </table:table-cell>
              <table:table-cell office:value-type="float" office:value="1.26">
                <text:p>1.26</text:p>
              </table:table-cell>
              <table:table-cell office:value-type="float" office:value="3.78">
                <text:p>3.78</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